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165415" table:style-name="ce9">
            <text:p>13.165.415</text:p>
          </table:table-cell>
          <table:table-cell office:value-type="percentage" office:value="0.95636143729365142" table:style-name="ce10">
            <text:p>95,6%</text:p>
          </table:table-cell>
          <table:table-cell office:value-type="float" office:value="6850787" table:style-name="ce8">
            <text:p>6.850.787</text:p>
          </table:table-cell>
          <table:table-cell office:value-type="float" office:value="6746584" table:style-name="ce8">
            <text:p>6.746.584</text:p>
          </table:table-cell>
          <table:table-cell office:value-type="float" office:value="320195" table:style-name="ce8">
            <text:p>320.195</text:p>
          </table:table-cell>
          <table:table-cell office:value-type="date" office:date-value="2021-11-03T00:00:00" table:style-name="ce11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9550" table:style-name="ce7">
            <text:p>269.55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4792" table:style-name="ce14">
            <text:p>2.114.792</text:p>
          </table:table-cell>
          <table:table-cell office:value-type="float" office:value="2014921" table:style-name="ce14">
            <text:p>2.014.921</text:p>
          </table:table-cell>
          <table:table-cell office:value-type="percentage" office:value="0.95277502468327857" table:style-name="ce15">
            <text:p>95,3%</text:p>
          </table:table-cell>
          <table:table-cell office:value-type="float" office:value="1067421" table:style-name="ce13">
            <text:p>1.067.421</text:p>
          </table:table-cell>
          <table:table-cell office:value-type="float" office:value="1048658" table:style-name="ce13">
            <text:p>1.048.658</text:p>
          </table:table-cell>
          <table:table-cell office:value-type="float" office:value="26527" table:style-name="ce13">
            <text:p>26.527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707473" table:style-name="ce14">
            <text:p>1.707.473</text:p>
          </table:table-cell>
          <table:table-cell office:value-type="percentage" office:value="1.0344402877697843" table:style-name="ce15">
            <text:p>103,4%</text:p>
          </table:table-cell>
          <table:table-cell office:value-type="float" office:value="873852" table:style-name="ce13">
            <text:p>873.852</text:p>
          </table:table-cell>
          <table:table-cell office:value-type="float" office:value="865779" table:style-name="ce13">
            <text:p>865.779</text:p>
          </table:table-cell>
          <table:table-cell office:value-type="float" office:value="42493" table:style-name="ce13">
            <text:p>42.493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13907" table:style-name="ce14">
            <text:p>1.613.907</text:p>
          </table:table-cell>
          <table:table-cell office:value-type="percentage" office:value="0.85335465961665569" table:style-name="ce15">
            <text:p>85,3%</text:p>
          </table:table-cell>
          <table:table-cell office:value-type="float" office:value="859214" table:style-name="ce13">
            <text:p>859.214</text:p>
          </table:table-cell>
          <table:table-cell office:value-type="float" office:value="842976" table:style-name="ce13">
            <text:p>842.976</text:p>
          </table:table-cell>
          <table:table-cell office:value-type="float" office:value="7308" table:style-name="ce13">
            <text:p>7.308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77840" table:style-name="ce14">
            <text:p>3.177.840</text:p>
          </table:table-cell>
          <table:table-cell office:value-type="percentage" office:value="0.90206764996423339" table:style-name="ce15">
            <text:p>90,2%</text:p>
          </table:table-cell>
          <table:table-cell office:value-type="float" office:value="1680926" table:style-name="ce13">
            <text:p>1.680.926</text:p>
          </table:table-cell>
          <table:table-cell office:value-type="float" office:value="1641838" table:style-name="ce13">
            <text:p>1.641.838</text:p>
          </table:table-cell>
          <table:table-cell office:value-type="float" office:value="28097" table:style-name="ce13">
            <text:p>28.097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34339" table:style-name="ce14">
            <text:p>934.339</text:p>
          </table:table-cell>
          <table:table-cell office:value-type="percentage" office:value="0.94415347537653915" table:style-name="ce15">
            <text:p>94,4%</text:p>
          </table:table-cell>
          <table:table-cell office:value-type="float" office:value="482778" table:style-name="ce13">
            <text:p>482.778</text:p>
          </table:table-cell>
          <table:table-cell office:value-type="float" office:value="477222" table:style-name="ce13">
            <text:p>477.222</text:p>
          </table:table-cell>
          <table:table-cell office:value-type="float" office:value="19038" table:style-name="ce13">
            <text:p>19.038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81200" table:style-name="ce7">
            <text:p>481.20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8600" table:style-name="ce14">
            <text:p>4.268.600</text:p>
          </table:table-cell>
          <table:table-cell office:value-type="float" office:value="3802155" table:style-name="ce14">
            <text:p>3.802.155</text:p>
          </table:table-cell>
          <table:table-cell office:value-type="percentage" office:value="0.89072646769432606" table:style-name="ce15">
            <text:p>89,1%</text:p>
          </table:table-cell>
          <table:table-cell office:value-type="float" office:value="2004532" table:style-name="ce13">
            <text:p>2.004.532</text:p>
          </table:table-cell>
          <table:table-cell office:value-type="float" office:value="1965503" table:style-name="ce13">
            <text:p>1.965.503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054178" table:style-name="ce14">
            <text:p>3.054.178</text:p>
          </table:table-cell>
          <table:table-cell office:value-type="percentage" office:value="0.93434798303954381" table:style-name="ce15">
            <text:p>93,4%</text:p>
          </table:table-cell>
          <table:table-cell office:value-type="float" office:value="1620136" table:style-name="ce13">
            <text:p>1.620.136</text:p>
          </table:table-cell>
          <table:table-cell office:value-type="float" office:value="1562888" table:style-name="ce13">
            <text:p>1.562.888</text:p>
          </table:table-cell>
          <table:table-cell office:value-type="float" office:value="44614" table:style-name="ce13">
            <text:p>44.614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289812" table:style-name="ce14">
            <text:p>11.289.812</text:p>
          </table:table-cell>
          <table:table-cell office:value-type="percentage" office:value="0.95164982075136917" table:style-name="ce15">
            <text:p>95,2%</text:p>
          </table:table-cell>
          <table:table-cell office:value-type="float" office:value="5982692" table:style-name="ce13">
            <text:p>5.982.692</text:p>
          </table:table-cell>
          <table:table-cell office:value-type="float" office:value="5856704" table:style-name="ce13">
            <text:p>5.856.704</text:p>
          </table:table-cell>
          <table:table-cell office:value-type="float" office:value="172837" table:style-name="ce13">
            <text:p>172.837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778958" table:style-name="ce14">
            <text:p>7.778.958</text:p>
          </table:table-cell>
          <table:table-cell office:value-type="percentage" office:value="0.96172584916437331" table:style-name="ce15">
            <text:p>96,2%</text:p>
          </table:table-cell>
          <table:table-cell office:value-type="float" office:value="4077933" table:style-name="ce13">
            <text:p>4.077.933</text:p>
          </table:table-cell>
          <table:table-cell office:value-type="float" office:value="4012998" table:style-name="ce13">
            <text:p>4.012.998</text:p>
          </table:table-cell>
          <table:table-cell office:value-type="float" office:value="147269" table:style-name="ce13">
            <text:p>147.269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77135" table:style-name="ce7">
            <text:p>1.277.13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733085" table:style-name="ce14">
            <text:p>1.733.085</text:p>
          </table:table-cell>
          <table:table-cell office:value-type="float" office:value="1774782" table:style-name="ce14">
            <text:p>1.774.782</text:p>
          </table:table-cell>
          <table:table-cell office:value-type="percentage" office:value="1.0240594085114116" table:style-name="ce15">
            <text:p>102,4%</text:p>
          </table:table-cell>
          <table:table-cell office:value-type="float" office:value="898441" table:style-name="ce13">
            <text:p>898.441</text:p>
          </table:table-cell>
          <table:table-cell office:value-type="float" office:value="884375" table:style-name="ce13">
            <text:p>884.375</text:p>
          </table:table-cell>
          <table:table-cell office:value-type="float" office:value="82955" table:style-name="ce13">
            <text:p>82.955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255649" table:style-name="ce7">
            <text:p>3.255.64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479149" table:style-name="ce14">
            <text:p>4.479.149</text:p>
          </table:table-cell>
          <table:table-cell office:value-type="float" office:value="4490692" table:style-name="ce14">
            <text:p>4.490.692</text:p>
          </table:table-cell>
          <table:table-cell office:value-type="percentage" office:value="1.0025770520248378" table:style-name="ce15">
            <text:p>100,3%</text:p>
          </table:table-cell>
          <table:table-cell office:value-type="float" office:value="2310026" table:style-name="ce13">
            <text:p>2.310.026</text:p>
          </table:table-cell>
          <table:table-cell office:value-type="float" office:value="2289421" table:style-name="ce13">
            <text:p>2.289.421</text:p>
          </table:table-cell>
          <table:table-cell office:value-type="float" office:value="102296" table:style-name="ce13">
            <text:p>102.296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7127" table:style-name="ce14">
            <text:p>487.127</text:p>
          </table:table-cell>
          <table:table-cell office:value-type="percentage" office:value="0.95409399390870897" table:style-name="ce15">
            <text:p>95,4%</text:p>
          </table:table-cell>
          <table:table-cell office:value-type="float" office:value="260585" table:style-name="ce13">
            <text:p>260.585</text:p>
          </table:table-cell>
          <table:table-cell office:value-type="float" office:value="255371" table:style-name="ce13">
            <text:p>255.371</text:p>
          </table:table-cell>
          <table:table-cell office:value-type="float" office:value="6901" table:style-name="ce13">
            <text:p>6.901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029999" table:style-name="ce14">
            <text:p>10.029.999</text:p>
          </table:table-cell>
          <table:table-cell office:value-type="percentage" office:value="0.92596558232670345" table:style-name="ce15">
            <text:p>92,6%</text:p>
          </table:table-cell>
          <table:table-cell office:value-type="float" office:value="5348207" table:style-name="ce13">
            <text:p>5.348.207</text:p>
          </table:table-cell>
          <table:table-cell office:value-type="float" office:value="5236738" table:style-name="ce13">
            <text:p>5.236.738</text:p>
          </table:table-cell>
          <table:table-cell office:value-type="float" office:value="171884" table:style-name="ce13">
            <text:p>171.884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40189" table:style-name="ce14">
            <text:p>2.240.189</text:p>
          </table:table-cell>
          <table:table-cell office:value-type="percentage" office:value="0.93062988773146949" table:style-name="ce15">
            <text:p>93,1%</text:p>
          </table:table-cell>
          <table:table-cell office:value-type="float" office:value="1192559" table:style-name="ce13">
            <text:p>1.192.559</text:p>
          </table:table-cell>
          <table:table-cell office:value-type="float" office:value="1161919" table:style-name="ce13">
            <text:p>1.161.919</text:p>
          </table:table-cell>
          <table:table-cell office:value-type="float" office:value="12456" table:style-name="ce13">
            <text:p>12.456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1010009" table:style-name="ce14">
            <text:p>1.010.009</text:p>
          </table:table-cell>
          <table:table-cell office:value-type="percentage" office:value="0.9654302578440509" table:style-name="ce15">
            <text:p>96,5%</text:p>
          </table:table-cell>
          <table:table-cell office:value-type="float" office:value="528048" table:style-name="ce13">
            <text:p>528.048</text:p>
          </table:table-cell>
          <table:table-cell office:value-type="float" office:value="521574" table:style-name="ce13">
            <text:p>521.574</text:p>
          </table:table-cell>
          <table:table-cell office:value-type="float" office:value="29533" table:style-name="ce13">
            <text:p>29.533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37632" table:style-name="ce14">
            <text:p>3.437.632</text:p>
          </table:table-cell>
          <table:table-cell office:value-type="percentage" office:value="0.92431079311559428" table:style-name="ce15">
            <text:p>92,4%</text:p>
          </table:table-cell>
          <table:table-cell office:value-type="float" office:value="1813983" table:style-name="ce13">
            <text:p>1.813.983</text:p>
          </table:table-cell>
          <table:table-cell office:value-type="float" office:value="1782854" table:style-name="ce13">
            <text:p>1.782.854</text:p>
          </table:table-cell>
          <table:table-cell office:value-type="float" office:value="78540" table:style-name="ce13">
            <text:p>78.540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6881" table:style-name="ce14">
            <text:p>116.881</text:p>
          </table:table-cell>
          <table:table-cell office:value-type="percentage" office:value="0.83477484555226222" table:style-name="ce15">
            <text:p>83,5%</text:p>
          </table:table-cell>
          <table:table-cell office:value-type="float" office:value="62827" table:style-name="ce13">
            <text:p>62.827</text:p>
          </table:table-cell>
          <table:table-cell office:value-type="float" office:value="60158" table:style-name="ce13">
            <text:p>60.158</text:p>
          </table:table-cell>
          <table:table-cell office:value-type="float" office:value="2090" table:style-name="ce13">
            <text:p>2.090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4141" table:style-name="ce14">
            <text:p>104.141</text:p>
          </table:table-cell>
          <table:table-cell office:value-type="percentage" office:value="0.73806520198440817" table:style-name="ce15">
            <text:p>73,8%</text:p>
          </table:table-cell>
          <table:table-cell office:value-type="float" office:value="57862" table:style-name="ce13">
            <text:p>57.862</text:p>
          </table:table-cell>
          <table:table-cell office:value-type="float" office:value="55271" table:style-name="ce13">
            <text:p>55.271</text:p>
          </table:table-cell>
          <table:table-cell office:value-type="float" office:value="1378" table:style-name="ce13">
            <text:p>1.378</text:p>
          </table:table-cell>
          <table:table-cell office:value-type="date" office:date-value="2021-11-03T00:00:00" table:style-name="ce17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139" table:style-name="ce14">
            <text:p>173.139</text:p>
          </table:table-cell>
          <table:table-cell office:value-type="percentage" office:value="0.81577757046334776" table:style-name="ce15">
            <text:p>81,6%</text:p>
          </table:table-cell>
          <table:table-cell office:value-type="float" office:value="92876" table:style-name="ce13">
            <text:p>92.876</text:p>
          </table:table-cell>
          <table:table-cell office:value-type="float" office:value="86864" table:style-name="ce13">
            <text:p>86.864</text:p>
          </table:table-cell>
          <table:table-cell office:value-type="float" office:value="0" table:style-name="ce13">
            <text:p>0</text:p>
          </table:table-cell>
          <table:table-cell office:value-type="date" office:date-value="2021-11-03T00:00:00" table:style-name="ce17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142" table:style-name="ce14">
            <text:p>7.142</text:p>
          </table:table-cell>
          <table:table-cell office:value-type="percentage" office:value="0.77210810810810815" table:style-name="ce15">
            <text:p>77,2%</text:p>
          </table:table-cell>
          <table:table-cell office:value-type="float" office:value="5395" table:style-name="ce13">
            <text:p>5.395</text:p>
          </table:table-cell>
          <table:table-cell office:value-type="float" office:value="5169" table:style-name="ce13">
            <text:p>5.169</text:p>
          </table:table-cell>
          <table:table-cell office:value-type="float" office:value="0" table:style-name="ce13">
            <text:p>0</text:p>
          </table:table-cell>
          <table:table-cell office:value-type="date" office:date-value="2021-11-03T00:00:00" table:style-name="ce17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4610659" table:style-name="ce19">
            <text:p>54.610.659</text:p>
          </table:table-cell>
          <table:table-cell office:value-type="float" office:value="10766640" table:style-name="ce20">
            <text:p>10.766.640</text:p>
          </table:table-cell>
          <table:table-cell office:value-type="float" office:value="9117570" table:style-name="ce21">
            <text:p>9.117.57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6654409" table:style-name="ce23">
            <text:p>76.654.409</text:p>
          </table:table-cell>
          <table:table-cell office:value-type="float" office:value="72410731" table:style-name="ce23">
            <text:p>72.410.731</text:p>
          </table:table-cell>
          <table:table-cell office:value-type="percentage" office:value="0.94463882697210544" table:style-name="ce24">
            <text:p>94,5%</text:p>
          </table:table-cell>
          <table:table-cell office:value-type="float" office:value="38071080" table:style-name="ce23">
            <text:p>38.071.080</text:p>
          </table:table-cell>
          <table:table-cell office:value-type="float" office:value="37360864" table:style-name="ce23">
            <text:p>37.360.864</text:p>
          </table:table-cell>
          <table:table-cell office:value-type="float" office:value="1359261" table:style-name="ce23">
            <text:p>1.359.261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50787" table:style-name="ce31">
            <text:p>6.850.787</text:p>
          </table:table-cell>
          <table:table-cell office:value-type="percentage" office:value="0.91932501115476095" table:style-name="ce32">
            <text:p>91,9%</text:p>
          </table:table-cell>
          <table:table-cell office:value-type="float" office:value="6746584" table:style-name="ce31">
            <text:p>6.746.584</text:p>
          </table:table-cell>
          <table:table-cell office:value-type="percentage" office:value="0.9053417382640172" table:style-name="ce32">
            <text:p>90,5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7421" table:style-name="ce31">
            <text:p>1.067.421</text:p>
          </table:table-cell>
          <table:table-cell office:value-type="percentage" office:value="0.900675366667398" table:style-name="ce32">
            <text:p>90,1%</text:p>
          </table:table-cell>
          <table:table-cell office:value-type="float" office:value="1048658" table:style-name="ce31">
            <text:p>1.048.658</text:p>
          </table:table-cell>
          <table:table-cell office:value-type="percentage" office:value="0.88484340167440978" table:style-name="ce32">
            <text:p>88,5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852" table:style-name="ce31">
            <text:p>873.852</text:p>
          </table:table-cell>
          <table:table-cell office:value-type="percentage" office:value="0.93567484396532064" table:style-name="ce32">
            <text:p>93,6%</text:p>
          </table:table-cell>
          <table:table-cell office:value-type="float" office:value="865779" table:style-name="ce31">
            <text:p>865.779</text:p>
          </table:table-cell>
          <table:table-cell office:value-type="percentage" office:value="0.92703069940155924" table:style-name="ce32">
            <text:p>92,7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9214" table:style-name="ce31">
            <text:p>859.214</text:p>
          </table:table-cell>
          <table:table-cell office:value-type="percentage" office:value="0.83026514518290762" table:style-name="ce32">
            <text:p>83,0%</text:p>
          </table:table-cell>
          <table:table-cell office:value-type="float" office:value="842976" table:style-name="ce31">
            <text:p>842.976</text:p>
          </table:table-cell>
          <table:table-cell office:value-type="percentage" office:value="0.81457423997479872" table:style-name="ce32">
            <text:p>81,5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0926" table:style-name="ce31">
            <text:p>1.680.926</text:p>
          </table:table-cell>
          <table:table-cell office:value-type="percentage" office:value="0.85727676927580643" table:style-name="ce32">
            <text:p>85,7%</text:p>
          </table:table-cell>
          <table:table-cell office:value-type="float" office:value="1641838" table:style-name="ce31">
            <text:p>1.641.838</text:p>
          </table:table-cell>
          <table:table-cell office:value-type="percentage" office:value="0.83734178441778606" table:style-name="ce32">
            <text:p>83,7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778" table:style-name="ce31">
            <text:p>482.778</text:p>
          </table:table-cell>
          <table:table-cell office:value-type="percentage" office:value="0.92110881522989652" table:style-name="ce32">
            <text:p>92,1%</text:p>
          </table:table-cell>
          <table:table-cell office:value-type="float" office:value="477222" table:style-name="ce31">
            <text:p>477.222</text:p>
          </table:table-cell>
          <table:table-cell office:value-type="percentage" office:value="0.9105083309961135" table:style-name="ce32">
            <text:p>91,1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4532" table:style-name="ce31">
            <text:p>2.004.532</text:p>
          </table:table-cell>
          <table:table-cell office:value-type="percentage" office:value="0.92109327362213855" table:style-name="ce32">
            <text:p>92,1%</text:p>
          </table:table-cell>
          <table:table-cell office:value-type="float" office:value="1965503" table:style-name="ce31">
            <text:p>1.965.503</text:p>
          </table:table-cell>
          <table:table-cell office:value-type="percentage" office:value="0.90315923745998283" table:style-name="ce32">
            <text:p>90,3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0136" table:style-name="ce31">
            <text:p>1.620.136</text:p>
          </table:table-cell>
          <table:table-cell office:value-type="percentage" office:value="0.89570451751010627" table:style-name="ce32">
            <text:p>89,6%</text:p>
          </table:table-cell>
          <table:table-cell office:value-type="float" office:value="1562888" table:style-name="ce31">
            <text:p>1.562.888</text:p>
          </table:table-cell>
          <table:table-cell office:value-type="percentage" office:value="0.86405452502896973" table:style-name="ce32">
            <text:p>86,4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82692" table:style-name="ce31">
            <text:p>5.982.692</text:p>
          </table:table-cell>
          <table:table-cell office:value-type="percentage" office:value="0.87105102236924103" table:style-name="ce32">
            <text:p>87,1%</text:p>
          </table:table-cell>
          <table:table-cell office:value-type="float" office:value="5856704" table:style-name="ce31">
            <text:p>5.856.704</text:p>
          </table:table-cell>
          <table:table-cell office:value-type="percentage" office:value="0.85270777885841742" table:style-name="ce32">
            <text:p>85,3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7933" table:style-name="ce31">
            <text:p>4.077.933</text:p>
          </table:table-cell>
          <table:table-cell office:value-type="percentage" office:value="0.90853742899289047" table:style-name="ce32">
            <text:p>90,9%</text:p>
          </table:table-cell>
          <table:table-cell office:value-type="float" office:value="4012998" table:style-name="ce31">
            <text:p>4.012.998</text:p>
          </table:table-cell>
          <table:table-cell office:value-type="percentage" office:value="0.89407032569529987" table:style-name="ce32">
            <text:p>89,4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8441" table:style-name="ce31">
            <text:p>898.441</text:p>
          </table:table-cell>
          <table:table-cell office:value-type="percentage" office:value="0.94231816050772099" table:style-name="ce32">
            <text:p>94,2%</text:p>
          </table:table-cell>
          <table:table-cell office:value-type="float" office:value="884375" table:style-name="ce31">
            <text:p>884.375</text:p>
          </table:table-cell>
          <table:table-cell office:value-type="percentage" office:value="0.92756521930657188" table:style-name="ce32">
            <text:p>92,8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0026" table:style-name="ce31">
            <text:p>2.310.026</text:p>
          </table:table-cell>
          <table:table-cell office:value-type="percentage" office:value="0.94114028251002135" table:style-name="ce32">
            <text:p>94,1%</text:p>
          </table:table-cell>
          <table:table-cell office:value-type="float" office:value="2289421" table:style-name="ce31">
            <text:p>2.289.421</text:p>
          </table:table-cell>
          <table:table-cell office:value-type="percentage" office:value="0.93274548716091321" table:style-name="ce32">
            <text:p>93,3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585" table:style-name="ce31">
            <text:p>260.585</text:p>
          </table:table-cell>
          <table:table-cell office:value-type="percentage" office:value="0.91764975173433816" table:style-name="ce32">
            <text:p>91,8%</text:p>
          </table:table-cell>
          <table:table-cell office:value-type="float" office:value="255371" table:style-name="ce31">
            <text:p>255.371</text:p>
          </table:table-cell>
          <table:table-cell office:value-type="percentage" office:value="0.89928865725252671" table:style-name="ce32">
            <text:p>89,9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48207" table:style-name="ce31">
            <text:p>5.348.207</text:p>
          </table:table-cell>
          <table:table-cell office:value-type="percentage" office:value="0.89465763857999847" table:style-name="ce32">
            <text:p>89,5%</text:p>
          </table:table-cell>
          <table:table-cell office:value-type="float" office:value="5236738" table:style-name="ce31">
            <text:p>5.236.738</text:p>
          </table:table-cell>
          <table:table-cell office:value-type="percentage" office:value="0.87601090476530619" table:style-name="ce32">
            <text:p>87,6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2559" table:style-name="ce31">
            <text:p>1.192.559</text:p>
          </table:table-cell>
          <table:table-cell office:value-type="percentage" office:value="0.91025518705295705" table:style-name="ce32">
            <text:p>91,0%</text:p>
          </table:table-cell>
          <table:table-cell office:value-type="float" office:value="1161919" table:style-name="ce31">
            <text:p>1.161.919</text:p>
          </table:table-cell>
          <table:table-cell office:value-type="percentage" office:value="0.88686831987799752" table:style-name="ce32">
            <text:p>88,7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8048" table:style-name="ce31">
            <text:p>528.048</text:p>
          </table:table-cell>
          <table:table-cell office:value-type="percentage" office:value="0.90830715880513424" table:style-name="ce32">
            <text:p>90,8%</text:p>
          </table:table-cell>
          <table:table-cell office:value-type="float" office:value="521574" table:style-name="ce31">
            <text:p>521.574</text:p>
          </table:table-cell>
          <table:table-cell office:value-type="percentage" office:value="0.89717108680769375" table:style-name="ce32">
            <text:p>89,7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3983" table:style-name="ce31">
            <text:p>1.813.983</text:p>
          </table:table-cell>
          <table:table-cell office:value-type="percentage" office:value="0.91433221619774363" table:style-name="ce32">
            <text:p>91,4%</text:p>
          </table:table-cell>
          <table:table-cell office:value-type="float" office:value="1782854" table:style-name="ce31">
            <text:p>1.782.854</text:p>
          </table:table-cell>
          <table:table-cell office:value-type="percentage" office:value="0.89864174525175367" table:style-name="ce32">
            <text:p>89,9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827" table:style-name="ce31">
            <text:p>62.827</text:p>
          </table:table-cell>
          <table:table-cell office:value-type="percentage" office:value="0.88532375114493056" table:style-name="ce32">
            <text:p>88,5%</text:p>
          </table:table-cell>
          <table:table-cell office:value-type="float" office:value="60158" table:style-name="ce31">
            <text:p>60.158</text:p>
          </table:table-cell>
          <table:table-cell office:value-type="percentage" office:value="0.8477136616642007" table:style-name="ce32">
            <text:p>84,8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862" table:style-name="ce31">
            <text:p>57.862</text:p>
          </table:table-cell>
          <table:table-cell office:value-type="percentage" office:value="0.81579652318581075" table:style-name="ce32">
            <text:p>81,6%</text:p>
          </table:table-cell>
          <table:table-cell office:value-type="float" office:value="55271" table:style-name="ce31">
            <text:p>55.271</text:p>
          </table:table-cell>
          <table:table-cell office:value-type="percentage" office:value="0.77926600589338335" table:style-name="ce32">
            <text:p>77,9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76" table:style-name="ce31">
            <text:p>92.876</text:p>
          </table:table-cell>
          <table:table-cell office:value-type="string" table:style-name="ce32">
            <text:p>-</text:p>
          </table:table-cell>
          <table:table-cell office:value-type="float" office:value="86864" table:style-name="ce31">
            <text:p>86.864</text:p>
          </table:table-cell>
          <table:table-cell office:value-type="string" table:style-name="ce32">
            <text:p>-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395" table:style-name="ce31">
            <text:p>5.395</text:p>
          </table:table-cell>
          <table:table-cell office:value-type="string" table:style-name="ce32">
            <text:p>-</text:p>
          </table:table-cell>
          <table:table-cell office:value-type="float" office:value="5169" table:style-name="ce31">
            <text:p>5.169</text:p>
          </table:table-cell>
          <table:table-cell office:value-type="string" table:style-name="ce32">
            <text:p>-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071080" table:style-name="ce34">
            <text:p>38.071.080</text:p>
          </table:table-cell>
          <table:table-cell office:value-type="percentage" office:value="0.90387550737091105" table:style-name="ce24">
            <text:p>90,4%</text:p>
          </table:table-cell>
          <table:table-cell office:value-type="float" office:value="37360864" table:style-name="ce34">
            <text:p>37.360.864</text:p>
          </table:table-cell>
          <table:table-cell office:value-type="percentage" office:value="0.88701370971917815" table:style-name="ce24">
            <text:p>88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857" table:style-name="ce43">
            <text:p>433.857</text:p>
          </table:table-cell>
          <table:table-cell office:value-type="percentage" office:value="1" table:style-name="ce44">
            <text:p>100,0%</text:p>
          </table:table-cell>
          <table:table-cell office:value-type="float" office:value="653674" table:style-name="ce43">
            <text:p>653.674</text:p>
          </table:table-cell>
          <table:table-cell office:value-type="percentage" office:value="1" table:style-name="ce44">
            <text:p>100,0%</text:p>
          </table:table-cell>
          <table:table-cell office:value-type="float" office:value="929341" table:style-name="ce43">
            <text:p>929.341</text:p>
          </table:table-cell>
          <table:table-cell office:value-type="percentage" office:value="1" table:style-name="ce44">
            <text:p>100,0%</text:p>
          </table:table-cell>
          <table:table-cell office:value-type="float" office:value="1215988" table:style-name="ce43">
            <text:p>1.215.988</text:p>
          </table:table-cell>
          <table:table-cell office:value-type="percentage" office:value="0.96123937863482112" table:style-name="ce44">
            <text:p>96,1%</text:p>
          </table:table-cell>
          <table:table-cell office:value-type="float" office:value="1251361" table:style-name="ce43">
            <text:p>1.251.361</text:p>
          </table:table-cell>
          <table:table-cell office:value-type="percentage" office:value="0.90343538510187604" table:style-name="ce44">
            <text:p>90,3%</text:p>
          </table:table-cell>
          <table:table-cell office:value-type="float" office:value="930604" table:style-name="ce43">
            <text:p>930.604</text:p>
          </table:table-cell>
          <table:table-cell office:value-type="percentage" office:value="0.81616394072356402" table:style-name="ce44">
            <text:p>81,6%</text:p>
          </table:table-cell>
          <table:table-cell office:value-type="float" office:value="767671" table:style-name="ce43">
            <text:p>767.671</text:p>
          </table:table-cell>
          <table:table-cell office:value-type="percentage" office:value="0.82663308466283036" table:style-name="ce44">
            <text:p>82,7%</text:p>
          </table:table-cell>
          <table:table-cell office:value-type="float" office:value="668291" table:style-name="ce43">
            <text:p>668.291</text:p>
          </table:table-cell>
          <table:table-cell office:value-type="percentage" office:value="0.88761427374164403" table:style-name="ce44">
            <text:p>88,8%</text:p>
          </table:table-cell>
          <table:table-cell office:value-type="float" office:value="6850787" table:style-name="ce43">
            <text:p>6.850.78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932501115476095" table:style-name="ce44">
            <text:p>91,9%</text:p>
          </table:table-cell>
          <table:table-cell office:value-type="percentage" office:value="0.80936369937612906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04" table:style-name="ce46">
            <text:p>101.304</text:p>
          </table:table-cell>
          <table:table-cell office:value-type="percentage" office:value="1" table:style-name="ce47">
            <text:p>100,0%</text:p>
          </table:table-cell>
          <table:table-cell office:value-type="float" office:value="119301" table:style-name="ce46">
            <text:p>119.301</text:p>
          </table:table-cell>
          <table:table-cell office:value-type="percentage" office:value="1" table:style-name="ce47">
            <text:p>100,0%</text:p>
          </table:table-cell>
          <table:table-cell office:value-type="float" office:value="154591" table:style-name="ce46">
            <text:p>154.591</text:p>
          </table:table-cell>
          <table:table-cell office:value-type="percentage" office:value="0.98864210479193182" table:style-name="ce47">
            <text:p>98,9%</text:p>
          </table:table-cell>
          <table:table-cell office:value-type="float" office:value="186093" table:style-name="ce46">
            <text:p>186.093</text:p>
          </table:table-cell>
          <table:table-cell office:value-type="percentage" office:value="0.93860268528138968" table:style-name="ce47">
            <text:p>93,9%</text:p>
          </table:table-cell>
          <table:table-cell office:value-type="float" office:value="187984" table:style-name="ce46">
            <text:p>187.984</text:p>
          </table:table-cell>
          <table:table-cell office:value-type="percentage" office:value="0.87457605039475583" table:style-name="ce47">
            <text:p>87,5%</text:p>
          </table:table-cell>
          <table:table-cell office:value-type="float" office:value="125809" table:style-name="ce46">
            <text:p>125.809</text:p>
          </table:table-cell>
          <table:table-cell office:value-type="percentage" office:value="0.76579258123029348" table:style-name="ce47">
            <text:p>76,6%</text:p>
          </table:table-cell>
          <table:table-cell office:value-type="float" office:value="104098" table:style-name="ce46">
            <text:p>104.098</text:p>
          </table:table-cell>
          <table:table-cell office:value-type="percentage" office:value="0.79829142414552035" table:style-name="ce47">
            <text:p>79,8%</text:p>
          </table:table-cell>
          <table:table-cell office:value-type="float" office:value="88241" table:style-name="ce46">
            <text:p>88.241</text:p>
          </table:table-cell>
          <table:table-cell office:value-type="percentage" office:value="0.85580308217517387" table:style-name="ce47">
            <text:p>85,6%</text:p>
          </table:table-cell>
          <table:table-cell office:value-type="float" office:value="1067421" table:style-name="ce46">
            <text:p>1.067.42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0675366667398" table:style-name="ce47">
            <text:p>90,1%</text:p>
          </table:table-cell>
          <table:table-cell office:value-type="percentage" office:value="0.80293984237895399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5" table:style-name="ce46">
            <text:p>88.965</text:p>
          </table:table-cell>
          <table:table-cell office:value-type="percentage" office:value="1" table:style-name="ce47">
            <text:p>100,0%</text:p>
          </table:table-cell>
          <table:table-cell office:value-type="float" office:value="114371" table:style-name="ce46">
            <text:p>114.371</text:p>
          </table:table-cell>
          <table:table-cell office:value-type="percentage" office:value="1" table:style-name="ce47">
            <text:p>100,0%</text:p>
          </table:table-cell>
          <table:table-cell office:value-type="float" office:value="148227" table:style-name="ce46">
            <text:p>148.227</text:p>
          </table:table-cell>
          <table:table-cell office:value-type="percentage" office:value="0.990477908748296" table:style-name="ce47">
            <text:p>99,0%</text:p>
          </table:table-cell>
          <table:table-cell office:value-type="float" office:value="153220" table:style-name="ce46">
            <text:p>153.220</text:p>
          </table:table-cell>
          <table:table-cell office:value-type="percentage" office:value="0.94205170770696922" table:style-name="ce47">
            <text:p>94,2%</text:p>
          </table:table-cell>
          <table:table-cell office:value-type="float" office:value="150705" table:style-name="ce46">
            <text:p>150.705</text:p>
          </table:table-cell>
          <table:table-cell office:value-type="percentage" office:value="0.90246297749007443" table:style-name="ce47">
            <text:p>90,2%</text:p>
          </table:table-cell>
          <table:table-cell office:value-type="float" office:value="91043" table:style-name="ce46">
            <text:p>91.043</text:p>
          </table:table-cell>
          <table:table-cell office:value-type="percentage" office:value="0.79547579313417971" table:style-name="ce47">
            <text:p>79,5%</text:p>
          </table:table-cell>
          <table:table-cell office:value-type="float" office:value="66714" table:style-name="ce46">
            <text:p>66.714</text:p>
          </table:table-cell>
          <table:table-cell office:value-type="percentage" office:value="0.84329612822489919" table:style-name="ce47">
            <text:p>84,3%</text:p>
          </table:table-cell>
          <table:table-cell office:value-type="float" office:value="60607" table:style-name="ce46">
            <text:p>60.607</text:p>
          </table:table-cell>
          <table:table-cell office:value-type="percentage" office:value="0.94698437499999999" table:style-name="ce47">
            <text:p>94,7%</text:p>
          </table:table-cell>
          <table:table-cell office:value-type="float" office:value="873852" table:style-name="ce46">
            <text:p>873.85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67484396532064" table:style-name="ce47">
            <text:p>93,6%</text:p>
          </table:table-cell>
          <table:table-cell office:value-type="percentage" office:value="0.85774020793416461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03" table:style-name="ce46">
            <text:p>51.503</text:p>
          </table:table-cell>
          <table:table-cell office:value-type="percentage" office:value="1" table:style-name="ce47">
            <text:p>100,0%</text:p>
          </table:table-cell>
          <table:table-cell office:value-type="float" office:value="79302" table:style-name="ce46">
            <text:p>79.302</text:p>
          </table:table-cell>
          <table:table-cell office:value-type="percentage" office:value="0.98492225147796708" table:style-name="ce47">
            <text:p>98,5%</text:p>
          </table:table-cell>
          <table:table-cell office:value-type="float" office:value="110449" table:style-name="ce46">
            <text:p>110.449</text:p>
          </table:table-cell>
          <table:table-cell office:value-type="percentage" office:value="0.94214840784434151" table:style-name="ce47">
            <text:p>94,2%</text:p>
          </table:table-cell>
          <table:table-cell office:value-type="float" office:value="150399" table:style-name="ce46">
            <text:p>150.399</text:p>
          </table:table-cell>
          <table:table-cell office:value-type="percentage" office:value="0.90712739072480197" table:style-name="ce47">
            <text:p>90,7%</text:p>
          </table:table-cell>
          <table:table-cell office:value-type="float" office:value="167924" table:style-name="ce46">
            <text:p>167.924</text:p>
          </table:table-cell>
          <table:table-cell office:value-type="percentage" office:value="0.81448499311254685" table:style-name="ce47">
            <text:p>81,4%</text:p>
          </table:table-cell>
          <table:table-cell office:value-type="float" office:value="127083" table:style-name="ce46">
            <text:p>127.083</text:p>
          </table:table-cell>
          <table:table-cell office:value-type="percentage" office:value="0.69754153699221133" table:style-name="ce47">
            <text:p>69,8%</text:p>
          </table:table-cell>
          <table:table-cell office:value-type="float" office:value="97621" table:style-name="ce46">
            <text:p>97.621</text:p>
          </table:table-cell>
          <table:table-cell office:value-type="percentage" office:value="0.70769598816894053" table:style-name="ce47">
            <text:p>70,8%</text:p>
          </table:table-cell>
          <table:table-cell office:value-type="float" office:value="74933" table:style-name="ce46">
            <text:p>74.933</text:p>
          </table:table-cell>
          <table:table-cell office:value-type="percentage" office:value="0.78480310012568077" table:style-name="ce47">
            <text:p>78,5%</text:p>
          </table:table-cell>
          <table:table-cell office:value-type="float" office:value="859214" table:style-name="ce46">
            <text:p>859.21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026514518290762" table:style-name="ce47">
            <text:p>83,0%</text:p>
          </table:table-cell>
          <table:table-cell office:value-type="percentage" office:value="0.73340372483126948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89" table:style-name="ce46">
            <text:p>93.089</text:p>
          </table:table-cell>
          <table:table-cell office:value-type="percentage" office:value="1" table:style-name="ce47">
            <text:p>100,0%</text:p>
          </table:table-cell>
          <table:table-cell office:value-type="float" office:value="151478" table:style-name="ce46">
            <text:p>151.478</text:p>
          </table:table-cell>
          <table:table-cell office:value-type="percentage" office:value="0.98024344629880089" table:style-name="ce47">
            <text:p>98,0%</text:p>
          </table:table-cell>
          <table:table-cell office:value-type="float" office:value="224635" table:style-name="ce46">
            <text:p>224.635</text:p>
          </table:table-cell>
          <table:table-cell office:value-type="percentage" office:value="0.95551954128596461" table:style-name="ce47">
            <text:p>95,6%</text:p>
          </table:table-cell>
          <table:table-cell office:value-type="float" office:value="320924" table:style-name="ce46">
            <text:p>320.924</text:p>
          </table:table-cell>
          <table:table-cell office:value-type="percentage" office:value="0.91558634226502944" table:style-name="ce47">
            <text:p>91,6%</text:p>
          </table:table-cell>
          <table:table-cell office:value-type="float" office:value="318288" table:style-name="ce46">
            <text:p>318.288</text:p>
          </table:table-cell>
          <table:table-cell office:value-type="percentage" office:value="0.82049061156308967" table:style-name="ce47">
            <text:p>82,0%</text:p>
          </table:table-cell>
          <table:table-cell office:value-type="float" office:value="230051" table:style-name="ce46">
            <text:p>230.051</text:p>
          </table:table-cell>
          <table:table-cell office:value-type="percentage" office:value="0.73987084075720244" table:style-name="ce47">
            <text:p>74,0%</text:p>
          </table:table-cell>
          <table:table-cell office:value-type="float" office:value="188654" table:style-name="ce46">
            <text:p>188.654</text:p>
          </table:table-cell>
          <table:table-cell office:value-type="percentage" office:value="0.74937636048747158" table:style-name="ce47">
            <text:p>74,9%</text:p>
          </table:table-cell>
          <table:table-cell office:value-type="float" office:value="153807" table:style-name="ce46">
            <text:p>153.807</text:p>
          </table:table-cell>
          <table:table-cell office:value-type="percentage" office:value="0.85544808867778666" table:style-name="ce47">
            <text:p>85,5%</text:p>
          </table:table-cell>
          <table:table-cell office:value-type="float" office:value="1680926" table:style-name="ce46">
            <text:p>1.680.92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727676927580643" table:style-name="ce47">
            <text:p>85,7%</text:p>
          </table:table-cell>
          <table:table-cell office:value-type="percentage" office:value="0.77250141547240014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39" table:style-name="ce46">
            <text:p>42.339</text:p>
          </table:table-cell>
          <table:table-cell office:value-type="percentage" office:value="1" table:style-name="ce47">
            <text:p>100,0%</text:p>
          </table:table-cell>
          <table:table-cell office:value-type="float" office:value="55927" table:style-name="ce46">
            <text:p>55.927</text:p>
          </table:table-cell>
          <table:table-cell office:value-type="percentage" office:value="1" table:style-name="ce47">
            <text:p>100,0%</text:p>
          </table:table-cell>
          <table:table-cell office:value-type="float" office:value="76688" table:style-name="ce46">
            <text:p>76.688</text:p>
          </table:table-cell>
          <table:table-cell office:value-type="percentage" office:value="0.99150559182881892" table:style-name="ce47">
            <text:p>99,2%</text:p>
          </table:table-cell>
          <table:table-cell office:value-type="float" office:value="84315" table:style-name="ce46">
            <text:p>84.315</text:p>
          </table:table-cell>
          <table:table-cell office:value-type="percentage" office:value="0.93720821661998133" table:style-name="ce47">
            <text:p>93,7%</text:p>
          </table:table-cell>
          <table:table-cell office:value-type="float" office:value="88055" table:style-name="ce46">
            <text:p>88.055</text:p>
          </table:table-cell>
          <table:table-cell office:value-type="percentage" office:value="0.90064335321011768" table:style-name="ce47">
            <text:p>90,1%</text:p>
          </table:table-cell>
          <table:table-cell office:value-type="float" office:value="54758" table:style-name="ce46">
            <text:p>54.758</text:p>
          </table:table-cell>
          <table:table-cell office:value-type="percentage" office:value="0.7770067969293204" table:style-name="ce47">
            <text:p>77,7%</text:p>
          </table:table-cell>
          <table:table-cell office:value-type="float" office:value="41251" table:style-name="ce46">
            <text:p>41.251</text:p>
          </table:table-cell>
          <table:table-cell office:value-type="percentage" office:value="0.8167706167706168" table:style-name="ce47">
            <text:p>81,7%</text:p>
          </table:table-cell>
          <table:table-cell office:value-type="float" office:value="39445" table:style-name="ce46">
            <text:p>39.445</text:p>
          </table:table-cell>
          <table:table-cell office:value-type="percentage" office:value="0.89723176307349362" table:style-name="ce47">
            <text:p>89,7%</text:p>
          </table:table-cell>
          <table:table-cell office:value-type="float" office:value="482778" table:style-name="ce46">
            <text:p>482.77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110881522989652" table:style-name="ce47">
            <text:p>92,1%</text:p>
          </table:table-cell>
          <table:table-cell office:value-type="percentage" office:value="0.8282275842547242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49" table:style-name="ce46">
            <text:p>229.349</text:p>
          </table:table-cell>
          <table:table-cell office:value-type="percentage" office:value="1" table:style-name="ce47">
            <text:p>100,0%</text:p>
          </table:table-cell>
          <table:table-cell office:value-type="float" office:value="250575" table:style-name="ce46">
            <text:p>250.575</text:p>
          </table:table-cell>
          <table:table-cell office:value-type="percentage" office:value="1" table:style-name="ce47">
            <text:p>100,0%</text:p>
          </table:table-cell>
          <table:table-cell office:value-type="float" office:value="320614" table:style-name="ce46">
            <text:p>320.614</text:p>
          </table:table-cell>
          <table:table-cell office:value-type="percentage" office:value="1" table:style-name="ce47">
            <text:p>100,0%</text:p>
          </table:table-cell>
          <table:table-cell office:value-type="float" office:value="353117" table:style-name="ce46">
            <text:p>353.117</text:p>
          </table:table-cell>
          <table:table-cell office:value-type="percentage" office:value="0.92639076539647147" table:style-name="ce47">
            <text:p>92,6%</text:p>
          </table:table-cell>
          <table:table-cell office:value-type="float" office:value="320750" table:style-name="ce46">
            <text:p>320.750</text:p>
          </table:table-cell>
          <table:table-cell office:value-type="percentage" office:value="0.88286701256520006" table:style-name="ce47">
            <text:p>88,3%</text:p>
          </table:table-cell>
          <table:table-cell office:value-type="float" office:value="212591" table:style-name="ce46">
            <text:p>212.591</text:p>
          </table:table-cell>
          <table:table-cell office:value-type="percentage" office:value="0.7938928161981903" table:style-name="ce47">
            <text:p>79,4%</text:p>
          </table:table-cell>
          <table:table-cell office:value-type="float" office:value="173381" table:style-name="ce46">
            <text:p>173.381</text:p>
          </table:table-cell>
          <table:table-cell office:value-type="percentage" office:value="0.82168753495161273" table:style-name="ce47">
            <text:p>82,2%</text:p>
          </table:table-cell>
          <table:table-cell office:value-type="float" office:value="144155" table:style-name="ce46">
            <text:p>144.155</text:p>
          </table:table-cell>
          <table:table-cell office:value-type="percentage" office:value="0.87185953962090701" table:style-name="ce47">
            <text:p>87,2%</text:p>
          </table:table-cell>
          <table:table-cell office:value-type="float" office:value="2004532" table:style-name="ce46">
            <text:p>2.004.53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109327362213855" table:style-name="ce47">
            <text:p>92,1%</text:p>
          </table:table-cell>
          <table:table-cell office:value-type="percentage" office:value="0.83699400146476832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76" table:style-name="ce46">
            <text:p>138.176</text:p>
          </table:table-cell>
          <table:table-cell office:value-type="percentage" office:value="1" table:style-name="ce47">
            <text:p>100,0%</text:p>
          </table:table-cell>
          <table:table-cell office:value-type="float" office:value="158402" table:style-name="ce46">
            <text:p>158.402</text:p>
          </table:table-cell>
          <table:table-cell office:value-type="percentage" office:value="0.99560656438363049" table:style-name="ce47">
            <text:p>99,6%</text:p>
          </table:table-cell>
          <table:table-cell office:value-type="float" office:value="222410" table:style-name="ce46">
            <text:p>222.410</text:p>
          </table:table-cell>
          <table:table-cell office:value-type="percentage" office:value="1" table:style-name="ce47">
            <text:p>100,0%</text:p>
          </table:table-cell>
          <table:table-cell office:value-type="float" office:value="286354" table:style-name="ce46">
            <text:p>286.354</text:p>
          </table:table-cell>
          <table:table-cell office:value-type="percentage" office:value="0.93129914985787599" table:style-name="ce47">
            <text:p>93,1%</text:p>
          </table:table-cell>
          <table:table-cell office:value-type="float" office:value="287078" table:style-name="ce46">
            <text:p>287.078</text:p>
          </table:table-cell>
          <table:table-cell office:value-type="percentage" office:value="0.86834137414739643" table:style-name="ce47">
            <text:p>86,8%</text:p>
          </table:table-cell>
          <table:table-cell office:value-type="float" office:value="205593" table:style-name="ce46">
            <text:p>205.593</text:p>
          </table:table-cell>
          <table:table-cell office:value-type="percentage" office:value="0.77319378264842931" table:style-name="ce47">
            <text:p>77,3%</text:p>
          </table:table-cell>
          <table:table-cell office:value-type="float" office:value="172822" table:style-name="ce46">
            <text:p>172.822</text:p>
          </table:table-cell>
          <table:table-cell office:value-type="percentage" office:value="0.79243794964441128" table:style-name="ce47">
            <text:p>79,2%</text:p>
          </table:table-cell>
          <table:table-cell office:value-type="float" office:value="149301" table:style-name="ce46">
            <text:p>149.301</text:p>
          </table:table-cell>
          <table:table-cell office:value-type="percentage" office:value="0.85818982364978269" table:style-name="ce47">
            <text:p>85,8%</text:p>
          </table:table-cell>
          <table:table-cell office:value-type="float" office:value="1620136" table:style-name="ce46">
            <text:p>1.620.13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570451751010627" table:style-name="ce47">
            <text:p>89,6%</text:p>
          </table:table-cell>
          <table:table-cell office:value-type="percentage" office:value="0.79215693560744782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901" table:style-name="ce46">
            <text:p>458.901</text:p>
          </table:table-cell>
          <table:table-cell office:value-type="percentage" office:value="1" table:style-name="ce47">
            <text:p>100,0%</text:p>
          </table:table-cell>
          <table:table-cell office:value-type="float" office:value="618459" table:style-name="ce46">
            <text:p>618.459</text:p>
          </table:table-cell>
          <table:table-cell office:value-type="percentage" office:value="0.97350352278952046" table:style-name="ce47">
            <text:p>97,4%</text:p>
          </table:table-cell>
          <table:table-cell office:value-type="float" office:value="799753" table:style-name="ce46">
            <text:p>799.753</text:p>
          </table:table-cell>
          <table:table-cell office:value-type="percentage" office:value="0.95483318688036067" table:style-name="ce47">
            <text:p>95,5%</text:p>
          </table:table-cell>
          <table:table-cell office:value-type="float" office:value="1025787" table:style-name="ce46">
            <text:p>1.025.787</text:p>
          </table:table-cell>
          <table:table-cell office:value-type="percentage" office:value="0.9395546721867043" table:style-name="ce47">
            <text:p>94,0%</text:p>
          </table:table-cell>
          <table:table-cell office:value-type="float" office:value="1128858" table:style-name="ce46">
            <text:p>1.128.858</text:p>
          </table:table-cell>
          <table:table-cell office:value-type="percentage" office:value="0.85730299106515639" table:style-name="ce47">
            <text:p>85,7%</text:p>
          </table:table-cell>
          <table:table-cell office:value-type="float" office:value="779114" table:style-name="ce46">
            <text:p>779.114</text:p>
          </table:table-cell>
          <table:table-cell office:value-type="percentage" office:value="0.74581200246589296" table:style-name="ce47">
            <text:p>74,6%</text:p>
          </table:table-cell>
          <table:table-cell office:value-type="float" office:value="640040" table:style-name="ce46">
            <text:p>640.040</text:p>
          </table:table-cell>
          <table:table-cell office:value-type="percentage" office:value="0.76291965408523899" table:style-name="ce47">
            <text:p>76,3%</text:p>
          </table:table-cell>
          <table:table-cell office:value-type="float" office:value="531780" table:style-name="ce46">
            <text:p>531.780</text:p>
          </table:table-cell>
          <table:table-cell office:value-type="percentage" office:value="0.81043516427245543" table:style-name="ce47">
            <text:p>81,0%</text:p>
          </table:table-cell>
          <table:table-cell office:value-type="float" office:value="5982692" table:style-name="ce46">
            <text:p>5.982.69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105102236924103" table:style-name="ce47">
            <text:p>87,1%</text:p>
          </table:table-cell>
          <table:table-cell office:value-type="percentage" office:value="0.76893620559865272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21" table:style-name="ce46">
            <text:p>297.321</text:p>
          </table:table-cell>
          <table:table-cell office:value-type="percentage" office:value="1" table:style-name="ce47">
            <text:p>100,0%</text:p>
          </table:table-cell>
          <table:table-cell office:value-type="float" office:value="434538" table:style-name="ce46">
            <text:p>434.538</text:p>
          </table:table-cell>
          <table:table-cell office:value-type="percentage" office:value="0.99240856708277947" table:style-name="ce47">
            <text:p>99,2%</text:p>
          </table:table-cell>
          <table:table-cell office:value-type="float" office:value="570327" table:style-name="ce46">
            <text:p>570.327</text:p>
          </table:table-cell>
          <table:table-cell office:value-type="percentage" office:value="0.98208972186634702" table:style-name="ce47">
            <text:p>98,2%</text:p>
          </table:table-cell>
          <table:table-cell office:value-type="float" office:value="715118" table:style-name="ce46">
            <text:p>715.118</text:p>
          </table:table-cell>
          <table:table-cell office:value-type="percentage" office:value="0.9505326091868771" table:style-name="ce47">
            <text:p>95,1%</text:p>
          </table:table-cell>
          <table:table-cell office:value-type="float" office:value="753129" table:style-name="ce46">
            <text:p>753.129</text:p>
          </table:table-cell>
          <table:table-cell office:value-type="percentage" office:value="0.88438188419752273" table:style-name="ce47">
            <text:p>88,4%</text:p>
          </table:table-cell>
          <table:table-cell office:value-type="float" office:value="510087" table:style-name="ce46">
            <text:p>510.087</text:p>
          </table:table-cell>
          <table:table-cell office:value-type="percentage" office:value="0.78625036415679783" table:style-name="ce47">
            <text:p>78,6%</text:p>
          </table:table-cell>
          <table:table-cell office:value-type="float" office:value="425590" table:style-name="ce46">
            <text:p>425.590</text:p>
          </table:table-cell>
          <table:table-cell office:value-type="percentage" office:value="0.82458546943963296" table:style-name="ce47">
            <text:p>82,5%</text:p>
          </table:table-cell>
          <table:table-cell office:value-type="float" office:value="371823" table:style-name="ce46">
            <text:p>371.823</text:p>
          </table:table-cell>
          <table:table-cell office:value-type="percentage" office:value="0.87584416685707289" table:style-name="ce47">
            <text:p>87,6%</text:p>
          </table:table-cell>
          <table:table-cell office:value-type="float" office:value="4077933" table:style-name="ce46">
            <text:p>4.077.93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853742899289047" table:style-name="ce47">
            <text:p>90,9%</text:p>
          </table:table-cell>
          <table:table-cell office:value-type="percentage" office:value="0.8063374259222165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83" table:style-name="ce46">
            <text:p>78.283</text:p>
          </table:table-cell>
          <table:table-cell office:value-type="percentage" office:value="1" table:style-name="ce47">
            <text:p>100,0%</text:p>
          </table:table-cell>
          <table:table-cell office:value-type="float" office:value="95948" table:style-name="ce46">
            <text:p>95.948</text:p>
          </table:table-cell>
          <table:table-cell office:value-type="percentage" office:value="1" table:style-name="ce47">
            <text:p>100,0%</text:p>
          </table:table-cell>
          <table:table-cell office:value-type="float" office:value="132894" table:style-name="ce46">
            <text:p>132.894</text:p>
          </table:table-cell>
          <table:table-cell office:value-type="percentage" office:value="1" table:style-name="ce47">
            <text:p>100,0%</text:p>
          </table:table-cell>
          <table:table-cell office:value-type="float" office:value="161537" table:style-name="ce46">
            <text:p>161.537</text:p>
          </table:table-cell>
          <table:table-cell office:value-type="percentage" office:value="0.95462013048411498" table:style-name="ce47">
            <text:p>95,5%</text:p>
          </table:table-cell>
          <table:table-cell office:value-type="float" office:value="146291" table:style-name="ce46">
            <text:p>146.291</text:p>
          </table:table-cell>
          <table:table-cell office:value-type="percentage" office:value="0.91721945653128012" table:style-name="ce47">
            <text:p>91,7%</text:p>
          </table:table-cell>
          <table:table-cell office:value-type="float" office:value="113161" table:style-name="ce46">
            <text:p>113.161</text:p>
          </table:table-cell>
          <table:table-cell office:value-type="percentage" office:value="0.84778129893091803" table:style-name="ce47">
            <text:p>84,8%</text:p>
          </table:table-cell>
          <table:table-cell office:value-type="float" office:value="93469" table:style-name="ce46">
            <text:p>93.469</text:p>
          </table:table-cell>
          <table:table-cell office:value-type="percentage" office:value="0.8248235086480763" table:style-name="ce47">
            <text:p>82,5%</text:p>
          </table:table-cell>
          <table:table-cell office:value-type="float" office:value="76858" table:style-name="ce46">
            <text:p>76.858</text:p>
          </table:table-cell>
          <table:table-cell office:value-type="percentage" office:value="0.90687905604719765" table:style-name="ce47">
            <text:p>90,7%</text:p>
          </table:table-cell>
          <table:table-cell office:value-type="float" office:value="898441" table:style-name="ce46">
            <text:p>898.44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231816050772099" table:style-name="ce47">
            <text:p>94,2%</text:p>
          </table:table-cell>
          <table:table-cell office:value-type="percentage" office:value="0.84440975312668298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26" table:style-name="ce46">
            <text:p>242.326</text:p>
          </table:table-cell>
          <table:table-cell office:value-type="percentage" office:value="1" table:style-name="ce47">
            <text:p>100,0%</text:p>
          </table:table-cell>
          <table:table-cell office:value-type="float" office:value="291339" table:style-name="ce46">
            <text:p>291.339</text:p>
          </table:table-cell>
          <table:table-cell office:value-type="percentage" office:value="1" table:style-name="ce47">
            <text:p>100,0%</text:p>
          </table:table-cell>
          <table:table-cell office:value-type="float" office:value="346055" table:style-name="ce46">
            <text:p>346.055</text:p>
          </table:table-cell>
          <table:table-cell office:value-type="percentage" office:value="0.99748650292424634" table:style-name="ce47">
            <text:p>99,7%</text:p>
          </table:table-cell>
          <table:table-cell office:value-type="float" office:value="390935" table:style-name="ce46">
            <text:p>390.935</text:p>
          </table:table-cell>
          <table:table-cell office:value-type="percentage" office:value="0.96315741495827678" table:style-name="ce47">
            <text:p>96,3%</text:p>
          </table:table-cell>
          <table:table-cell office:value-type="float" office:value="408049" table:style-name="ce46">
            <text:p>408.049</text:p>
          </table:table-cell>
          <table:table-cell office:value-type="percentage" office:value="0.92064455429684067" table:style-name="ce47">
            <text:p>92,1%</text:p>
          </table:table-cell>
          <table:table-cell office:value-type="float" office:value="263708" table:style-name="ce46">
            <text:p>263.708</text:p>
          </table:table-cell>
          <table:table-cell office:value-type="percentage" office:value="0.8154034532231732" table:style-name="ce47">
            <text:p>81,5%</text:p>
          </table:table-cell>
          <table:table-cell office:value-type="float" office:value="198935" table:style-name="ce46">
            <text:p>198.935</text:p>
          </table:table-cell>
          <table:table-cell office:value-type="percentage" office:value="0.86126131586580712" table:style-name="ce47">
            <text:p>86,1%</text:p>
          </table:table-cell>
          <table:table-cell office:value-type="float" office:value="168679" table:style-name="ce46">
            <text:p>168.679</text:p>
          </table:table-cell>
          <table:table-cell office:value-type="percentage" office:value="0.9370691139789008" table:style-name="ce47">
            <text:p>93,7%</text:p>
          </table:table-cell>
          <table:table-cell office:value-type="float" office:value="2310026" table:style-name="ce46">
            <text:p>2.310.026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14028251002135" table:style-name="ce47">
            <text:p>94,1%</text:p>
          </table:table-cell>
          <table:table-cell office:value-type="percentage" office:value="0.85498917581081491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6" table:style-name="ce46">
            <text:p>23.366</text:p>
          </table:table-cell>
          <table:table-cell office:value-type="percentage" office:value="1" table:style-name="ce47">
            <text:p>100,0%</text:p>
          </table:table-cell>
          <table:table-cell office:value-type="float" office:value="28670" table:style-name="ce46">
            <text:p>28.670</text:p>
          </table:table-cell>
          <table:table-cell office:value-type="percentage" office:value="1" table:style-name="ce47">
            <text:p>100,0%</text:p>
          </table:table-cell>
          <table:table-cell office:value-type="float" office:value="38065" table:style-name="ce46">
            <text:p>38.065</text:p>
          </table:table-cell>
          <table:table-cell office:value-type="percentage" office:value="1" table:style-name="ce47">
            <text:p>100,0%</text:p>
          </table:table-cell>
          <table:table-cell office:value-type="float" office:value="45417" table:style-name="ce46">
            <text:p>45.417</text:p>
          </table:table-cell>
          <table:table-cell office:value-type="percentage" office:value="0.95285750251762336" table:style-name="ce47">
            <text:p>95,3%</text:p>
          </table:table-cell>
          <table:table-cell office:value-type="float" office:value="47582" table:style-name="ce46">
            <text:p>47.582</text:p>
          </table:table-cell>
          <table:table-cell office:value-type="percentage" office:value="0.89867225716282317" table:style-name="ce47">
            <text:p>89,9%</text:p>
          </table:table-cell>
          <table:table-cell office:value-type="float" office:value="31234" table:style-name="ce46">
            <text:p>31.234</text:p>
          </table:table-cell>
          <table:table-cell office:value-type="percentage" office:value="0.79437422111447387" table:style-name="ce47">
            <text:p>79,4%</text:p>
          </table:table-cell>
          <table:table-cell office:value-type="float" office:value="24216" table:style-name="ce46">
            <text:p>24.216</text:p>
          </table:table-cell>
          <table:table-cell office:value-type="percentage" office:value="0.79506205266268304" table:style-name="ce47">
            <text:p>79,5%</text:p>
          </table:table-cell>
          <table:table-cell office:value-type="float" office:value="22035" table:style-name="ce46">
            <text:p>22.035</text:p>
          </table:table-cell>
          <table:table-cell office:value-type="percentage" office:value="0.86303462321792257" table:style-name="ce47">
            <text:p>86,3%</text:p>
          </table:table-cell>
          <table:table-cell office:value-type="float" office:value="260585" table:style-name="ce46">
            <text:p>260.58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764975173433816" table:style-name="ce47">
            <text:p>91,8%</text:p>
          </table:table-cell>
          <table:table-cell office:value-type="percentage" office:value="0.81454703451552601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983" table:style-name="ce46">
            <text:p>373.983</text:p>
          </table:table-cell>
          <table:table-cell office:value-type="percentage" office:value="1" table:style-name="ce47">
            <text:p>100,0%</text:p>
          </table:table-cell>
          <table:table-cell office:value-type="float" office:value="511179" table:style-name="ce46">
            <text:p>511.179</text:p>
          </table:table-cell>
          <table:table-cell office:value-type="percentage" office:value="0.97167356357671153" table:style-name="ce47">
            <text:p>97,2%</text:p>
          </table:table-cell>
          <table:table-cell office:value-type="float" office:value="689173" table:style-name="ce46">
            <text:p>689.173</text:p>
          </table:table-cell>
          <table:table-cell office:value-type="percentage" office:value="0.97988122100372088" table:style-name="ce47">
            <text:p>98,0%</text:p>
          </table:table-cell>
          <table:table-cell office:value-type="float" office:value="941255" table:style-name="ce46">
            <text:p>941.255</text:p>
          </table:table-cell>
          <table:table-cell office:value-type="percentage" office:value="0.96758989414905483" table:style-name="ce47">
            <text:p>96,8%</text:p>
          </table:table-cell>
          <table:table-cell office:value-type="float" office:value="1032097" table:style-name="ce46">
            <text:p>1.032.097</text:p>
          </table:table-cell>
          <table:table-cell office:value-type="percentage" office:value="0.88518239304408086" table:style-name="ce47">
            <text:p>88,5%</text:p>
          </table:table-cell>
          <table:table-cell office:value-type="float" office:value="747537" table:style-name="ce46">
            <text:p>747.537</text:p>
          </table:table-cell>
          <table:table-cell office:value-type="percentage" office:value="0.78717935217556123" table:style-name="ce47">
            <text:p>78,7%</text:p>
          </table:table-cell>
          <table:table-cell office:value-type="float" office:value="599332" table:style-name="ce46">
            <text:p>599.332</text:p>
          </table:table-cell>
          <table:table-cell office:value-type="percentage" office:value="0.80720832351257621" table:style-name="ce47">
            <text:p>80,7%</text:p>
          </table:table-cell>
          <table:table-cell office:value-type="float" office:value="453651" table:style-name="ce46">
            <text:p>453.651</text:p>
          </table:table-cell>
          <table:table-cell office:value-type="percentage" office:value="0.81954214856325269" table:style-name="ce47">
            <text:p>82,0%</text:p>
          </table:table-cell>
          <table:table-cell office:value-type="float" office:value="5348207" table:style-name="ce46">
            <text:p>5.348.20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465763857999847" table:style-name="ce47">
            <text:p>89,5%</text:p>
          </table:table-cell>
          <table:table-cell office:value-type="percentage" office:value="0.7888341223335843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77" table:style-name="ce46">
            <text:p>73.977</text:p>
          </table:table-cell>
          <table:table-cell office:value-type="percentage" office:value="1" table:style-name="ce47">
            <text:p>100,0%</text:p>
          </table:table-cell>
          <table:table-cell office:value-type="float" office:value="103324" table:style-name="ce46">
            <text:p>103.324</text:p>
          </table:table-cell>
          <table:table-cell office:value-type="percentage" office:value="1" table:style-name="ce47">
            <text:p>100,0%</text:p>
          </table:table-cell>
          <table:table-cell office:value-type="float" office:value="148337" table:style-name="ce46">
            <text:p>148.337</text:p>
          </table:table-cell>
          <table:table-cell office:value-type="percentage" office:value="1" table:style-name="ce47">
            <text:p>100,0%</text:p>
          </table:table-cell>
          <table:table-cell office:value-type="float" office:value="207490" table:style-name="ce46">
            <text:p>207.490</text:p>
          </table:table-cell>
          <table:table-cell office:value-type="percentage" office:value="0.97296207375173505" table:style-name="ce47">
            <text:p>97,3%</text:p>
          </table:table-cell>
          <table:table-cell office:value-type="float" office:value="231766" table:style-name="ce46">
            <text:p>231.766</text:p>
          </table:table-cell>
          <table:table-cell office:value-type="percentage" office:value="0.91190091164122966" table:style-name="ce47">
            <text:p>91,2%</text:p>
          </table:table-cell>
          <table:table-cell office:value-type="float" office:value="167312" table:style-name="ce46">
            <text:p>167.312</text:p>
          </table:table-cell>
          <table:table-cell office:value-type="percentage" office:value="0.80052439438668344" table:style-name="ce47">
            <text:p>80,1%</text:p>
          </table:table-cell>
          <table:table-cell office:value-type="float" office:value="141081" table:style-name="ce46">
            <text:p>141.081</text:p>
          </table:table-cell>
          <table:table-cell office:value-type="percentage" office:value="0.81905740560122609" table:style-name="ce47">
            <text:p>81,9%</text:p>
          </table:table-cell>
          <table:table-cell office:value-type="float" office:value="119272" table:style-name="ce46">
            <text:p>119.272</text:p>
          </table:table-cell>
          <table:table-cell office:value-type="percentage" office:value="0.84057113056225075" table:style-name="ce47">
            <text:p>84,1%</text:p>
          </table:table-cell>
          <table:table-cell office:value-type="float" office:value="1192559" table:style-name="ce46">
            <text:p>1.192.55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025518705295705" table:style-name="ce47">
            <text:p>91,0%</text:p>
          </table:table-cell>
          <table:table-cell office:value-type="percentage" office:value="0.78912040422140328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4" table:style-name="ce46">
            <text:p>42.514</text:p>
          </table:table-cell>
          <table:table-cell office:value-type="percentage" office:value="1" table:style-name="ce47">
            <text:p>100,0%</text:p>
          </table:table-cell>
          <table:table-cell office:value-type="float" office:value="55899" table:style-name="ce46">
            <text:p>55.899</text:p>
          </table:table-cell>
          <table:table-cell office:value-type="percentage" office:value="1" table:style-name="ce47">
            <text:p>100,0%</text:p>
          </table:table-cell>
          <table:table-cell office:value-type="float" office:value="72297" table:style-name="ce46">
            <text:p>72.297</text:p>
          </table:table-cell>
          <table:table-cell office:value-type="percentage" office:value="0.97905043063756025" table:style-name="ce47">
            <text:p>97,9%</text:p>
          </table:table-cell>
          <table:table-cell office:value-type="float" office:value="91921" table:style-name="ce46">
            <text:p>91.921</text:p>
          </table:table-cell>
          <table:table-cell office:value-type="percentage" office:value="0.95063809543508382" table:style-name="ce47">
            <text:p>95,1%</text:p>
          </table:table-cell>
          <table:table-cell office:value-type="float" office:value="95340" table:style-name="ce46">
            <text:p>95.340</text:p>
          </table:table-cell>
          <table:table-cell office:value-type="percentage" office:value="0.88276143034388255" table:style-name="ce47">
            <text:p>88,3%</text:p>
          </table:table-cell>
          <table:table-cell office:value-type="float" office:value="64061" table:style-name="ce46">
            <text:p>64.061</text:p>
          </table:table-cell>
          <table:table-cell office:value-type="percentage" office:value="0.78756100859345224" table:style-name="ce47">
            <text:p>78,8%</text:p>
          </table:table-cell>
          <table:table-cell office:value-type="float" office:value="57053" table:style-name="ce46">
            <text:p>57.053</text:p>
          </table:table-cell>
          <table:table-cell office:value-type="percentage" office:value="0.83745064365082855" table:style-name="ce47">
            <text:p>83,7%</text:p>
          </table:table-cell>
          <table:table-cell office:value-type="float" office:value="48963" table:style-name="ce46">
            <text:p>48.963</text:p>
          </table:table-cell>
          <table:table-cell office:value-type="percentage" office:value="0.86832304745690569" table:style-name="ce47">
            <text:p>86,8%</text:p>
          </table:table-cell>
          <table:table-cell office:value-type="float" office:value="528048" table:style-name="ce46">
            <text:p>528.04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830715880513424" table:style-name="ce47">
            <text:p>90,8%</text:p>
          </table:table-cell>
          <table:table-cell office:value-type="percentage" office:value="0.79862431317746452" table:style-name="ce47">
            <text:p>7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00" table:style-name="ce46">
            <text:p>164.200</text:p>
          </table:table-cell>
          <table:table-cell office:value-type="percentage" office:value="1" table:style-name="ce47">
            <text:p>100,0%</text:p>
          </table:table-cell>
          <table:table-cell office:value-type="float" office:value="213759" table:style-name="ce46">
            <text:p>213.759</text:p>
          </table:table-cell>
          <table:table-cell office:value-type="percentage" office:value="1" table:style-name="ce47">
            <text:p>100,0%</text:p>
          </table:table-cell>
          <table:table-cell office:value-type="float" office:value="278568" table:style-name="ce46">
            <text:p>278.568</text:p>
          </table:table-cell>
          <table:table-cell office:value-type="percentage" office:value="0.99446306748203439" table:style-name="ce47">
            <text:p>99,4%</text:p>
          </table:table-cell>
          <table:table-cell office:value-type="float" office:value="323920" table:style-name="ce46">
            <text:p>323.920</text:p>
          </table:table-cell>
          <table:table-cell office:value-type="percentage" office:value="0.95277033446380199" table:style-name="ce47">
            <text:p>95,3%</text:p>
          </table:table-cell>
          <table:table-cell office:value-type="float" office:value="320519" table:style-name="ce46">
            <text:p>320.519</text:p>
          </table:table-cell>
          <table:table-cell office:value-type="percentage" office:value="0.88508641852579029" table:style-name="ce47">
            <text:p>88,5%</text:p>
          </table:table-cell>
          <table:table-cell office:value-type="float" office:value="202952" table:style-name="ce46">
            <text:p>202.952</text:p>
          </table:table-cell>
          <table:table-cell office:value-type="percentage" office:value="0.77895779199594695" table:style-name="ce47">
            <text:p>77,9%</text:p>
          </table:table-cell>
          <table:table-cell office:value-type="float" office:value="163763" table:style-name="ce46">
            <text:p>163.763</text:p>
          </table:table-cell>
          <table:table-cell office:value-type="percentage" office:value="0.81258249228418034" table:style-name="ce47">
            <text:p>81,3%</text:p>
          </table:table-cell>
          <table:table-cell office:value-type="float" office:value="146302" table:style-name="ce46">
            <text:p>146.302</text:p>
          </table:table-cell>
          <table:table-cell office:value-type="percentage" office:value="0.86771526517443032" table:style-name="ce47">
            <text:p>86,8%</text:p>
          </table:table-cell>
          <table:table-cell office:value-type="float" office:value="1813983" table:style-name="ce46">
            <text:p>1.813.98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433221619774363" table:style-name="ce47">
            <text:p>91,4%</text:p>
          </table:table-cell>
          <table:table-cell office:value-type="percentage" office:value="0.81692399563342377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6" table:style-name="ce46">
            <text:p>3.896</text:p>
          </table:table-cell>
          <table:table-cell office:value-type="percentage" office:value="0.90226956924502089" table:style-name="ce47">
            <text:p>90,2%</text:p>
          </table:table-cell>
          <table:table-cell office:value-type="float" office:value="7668" table:style-name="ce46">
            <text:p>7.668</text:p>
          </table:table-cell>
          <table:table-cell office:value-type="percentage" office:value="0.97594501718213056" table:style-name="ce47">
            <text:p>97,6%</text:p>
          </table:table-cell>
          <table:table-cell office:value-type="float" office:value="10600" table:style-name="ce46">
            <text:p>10.600</text:p>
          </table:table-cell>
          <table:table-cell office:value-type="percentage" office:value="0.91727241259951542" table:style-name="ce47">
            <text:p>91,7%</text:p>
          </table:table-cell>
          <table:table-cell office:value-type="float" office:value="11174" table:style-name="ce46">
            <text:p>11.174</text:p>
          </table:table-cell>
          <table:table-cell office:value-type="percentage" office:value="0.88387913304856824" table:style-name="ce47">
            <text:p>88,4%</text:p>
          </table:table-cell>
          <table:table-cell office:value-type="float" office:value="9259" table:style-name="ce46">
            <text:p>9.259</text:p>
          </table:table-cell>
          <table:table-cell office:value-type="percentage" office:value="0.77845972759374471" table:style-name="ce47">
            <text:p>77,8%</text:p>
          </table:table-cell>
          <table:table-cell office:value-type="float" office:value="9263" table:style-name="ce46">
            <text:p>9.263</text:p>
          </table:table-cell>
          <table:table-cell office:value-type="percentage" office:value="0.84462478344123282" table:style-name="ce47">
            <text:p>84,5%</text:p>
          </table:table-cell>
          <table:table-cell office:value-type="float" office:value="8566" table:style-name="ce46">
            <text:p>8.566</text:p>
          </table:table-cell>
          <table:table-cell office:value-type="percentage" office:value="0.9386368617137848" table:style-name="ce47">
            <text:p>93,9%</text:p>
          </table:table-cell>
          <table:table-cell office:value-type="float" office:value="62827" table:style-name="ce46">
            <text:p>62.82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532375114493056" table:style-name="ce47">
            <text:p>88,5%</text:p>
          </table:table-cell>
          <table:table-cell office:value-type="percentage" office:value="0.7461461722999454" table:style-name="ce47">
            <text:p>74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3" table:style-name="ce46">
            <text:p>2.013</text:p>
          </table:table-cell>
          <table:table-cell office:value-type="percentage" office:value="0.85696040868454659" table:style-name="ce47">
            <text:p>85,7%</text:p>
          </table:table-cell>
          <table:table-cell office:value-type="float" office:value="3320" table:style-name="ce46">
            <text:p>3.320</text:p>
          </table:table-cell>
          <table:table-cell office:value-type="percentage" office:value="0.88580576307363923" table:style-name="ce47">
            <text:p>88,6%</text:p>
          </table:table-cell>
          <table:table-cell office:value-type="float" office:value="7190" table:style-name="ce46">
            <text:p>7.190</text:p>
          </table:table-cell>
          <table:table-cell office:value-type="percentage" office:value="0.91861505046633452" table:style-name="ce47">
            <text:p>91,9%</text:p>
          </table:table-cell>
          <table:table-cell office:value-type="float" office:value="9710" table:style-name="ce46">
            <text:p>9.710</text:p>
          </table:table-cell>
          <table:table-cell office:value-type="percentage" office:value="0.8593680856712983" table:style-name="ce47">
            <text:p>85,9%</text:p>
          </table:table-cell>
          <table:table-cell office:value-type="float" office:value="10098" table:style-name="ce46">
            <text:p>10.098</text:p>
          </table:table-cell>
          <table:table-cell office:value-type="percentage" office:value="0.84135977337110479" table:style-name="ce47">
            <text:p>84,1%</text:p>
          </table:table-cell>
          <table:table-cell office:value-type="float" office:value="8678" table:style-name="ce46">
            <text:p>8.678</text:p>
          </table:table-cell>
          <table:table-cell office:value-type="percentage" office:value="0.71523942965466081" table:style-name="ce47">
            <text:p>71,5%</text:p>
          </table:table-cell>
          <table:table-cell office:value-type="float" office:value="8813" table:style-name="ce46">
            <text:p>8.813</text:p>
          </table:table-cell>
          <table:table-cell office:value-type="percentage" office:value="0.73472280116715294" table:style-name="ce47">
            <text:p>73,5%</text:p>
          </table:table-cell>
          <table:table-cell office:value-type="float" office:value="8040" table:style-name="ce46">
            <text:p>8.040</text:p>
          </table:table-cell>
          <table:table-cell office:value-type="percentage" office:value="0.83977438897012746" table:style-name="ce47">
            <text:p>84,0%</text:p>
          </table:table-cell>
          <table:table-cell office:value-type="float" office:value="57862" table:style-name="ce46">
            <text:p>57.86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579652318581075" table:style-name="ce47">
            <text:p>81,6%</text:p>
          </table:table-cell>
          <table:table-cell office:value-type="percentage" office:value="0.66449997703155861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9" table:style-name="ce46">
            <text:p>3.539</text:p>
          </table:table-cell>
          <table:table-cell office:value-type="string" table:style-name="ce47">
            <text:p>-</text:p>
          </table:table-cell>
          <table:table-cell office:value-type="float" office:value="9527" table:style-name="ce46">
            <text:p>9.527</text:p>
          </table:table-cell>
          <table:table-cell office:value-type="string" table:style-name="ce47">
            <text:p>-</text:p>
          </table:table-cell>
          <table:table-cell office:value-type="float" office:value="22116" table:style-name="ce46">
            <text:p>22.116</text:p>
          </table:table-cell>
          <table:table-cell office:value-type="string" table:style-name="ce47">
            <text:p>-</text:p>
          </table:table-cell>
          <table:table-cell office:value-type="float" office:value="31871" table:style-name="ce46">
            <text:p>31.871</text:p>
          </table:table-cell>
          <table:table-cell office:value-type="string" table:style-name="ce47">
            <text:p>-</text:p>
          </table:table-cell>
          <table:table-cell office:value-type="float" office:value="24594" table:style-name="ce46">
            <text:p>24.594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76" table:style-name="ce46">
            <text:p>92.87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37" table:style-name="ce49">
            <text:p>37</text:p>
          </table:table-cell>
          <table:table-cell office:value-type="string" table:style-name="ce50">
            <text:p>-</text:p>
          </table:table-cell>
          <table:table-cell office:value-type="float" office:value="229" table:style-name="ce49">
            <text:p>229</text:p>
          </table:table-cell>
          <table:table-cell office:value-type="string" table:style-name="ce50">
            <text:p>-</text:p>
          </table:table-cell>
          <table:table-cell office:value-type="float" office:value="702" table:style-name="ce49">
            <text:p>702</text:p>
          </table:table-cell>
          <table:table-cell office:value-type="string" table:style-name="ce50">
            <text:p>-</text:p>
          </table:table-cell>
          <table:table-cell office:value-type="float" office:value="1344" table:style-name="ce49">
            <text:p>1.344</text:p>
          </table:table-cell>
          <table:table-cell office:value-type="string" table:style-name="ce50">
            <text:p>-</text:p>
          </table:table-cell>
          <table:table-cell office:value-type="float" office:value="1574" table:style-name="ce49">
            <text:p>1.574</text:p>
          </table:table-cell>
          <table:table-cell office:value-type="string" table:style-name="ce50">
            <text:p>-</text:p>
          </table:table-cell>
          <table:table-cell office:value-type="float" office:value="1309" table:style-name="ce49">
            <text:p>1.309</text:p>
          </table:table-cell>
          <table:table-cell office:value-type="string" table:style-name="ce50">
            <text:p>-</text:p>
          </table:table-cell>
          <table:table-cell office:value-type="float" office:value="172" table:style-name="ce49">
            <text:p>172</text:p>
          </table:table-cell>
          <table:table-cell office:value-type="string" table:style-name="ce50">
            <text:p>-</text:p>
          </table:table-cell>
          <table:table-cell office:value-type="float" office:value="5395" table:style-name="ce49">
            <text:p>5.39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927" table:style-name="ce53">
            <text:p>2.937.927</text:p>
          </table:table-cell>
          <table:table-cell office:value-type="percentage" office:value="1" table:style-name="ce54">
            <text:p>100,0%</text:p>
          </table:table-cell>
          <table:table-cell office:value-type="float" office:value="3943416" table:style-name="ce53">
            <text:p>3.943.416</text:p>
          </table:table-cell>
          <table:table-cell office:value-type="percentage" office:value="0.99580080529387927" table:style-name="ce54">
            <text:p>99,6%</text:p>
          </table:table-cell>
          <table:table-cell office:value-type="float" office:value="5281050" table:style-name="ce53">
            <text:p>5.281.050</text:p>
          </table:table-cell>
          <table:table-cell office:value-type="percentage" office:value="0.98951917805293099" table:style-name="ce54">
            <text:p>99,0%</text:p>
          </table:table-cell>
          <table:table-cell office:value-type="float" office:value="6684329" table:style-name="ce53">
            <text:p>6.684.329</text:p>
          </table:table-cell>
          <table:table-cell office:value-type="percentage" office:value="0.95038222423423635" table:style-name="ce54">
            <text:p>95,0%</text:p>
          </table:table-cell>
          <table:table-cell office:value-type="float" office:value="6980508" table:style-name="ce53">
            <text:p>6.980.508</text:p>
          </table:table-cell>
          <table:table-cell office:value-type="percentage" office:value="0.88453378514768044" table:style-name="ce54">
            <text:p>88,5%</text:p>
          </table:table-cell>
          <table:table-cell office:value-type="float" office:value="4908080" table:style-name="ce53">
            <text:p>4.908.080</text:p>
          </table:table-cell>
          <table:table-cell office:value-type="percentage" office:value="0.78776284615938974" table:style-name="ce54">
            <text:p>78,8%</text:p>
          </table:table-cell>
          <table:table-cell office:value-type="float" office:value="3999670" table:style-name="ce53">
            <text:p>3.999.670</text:p>
          </table:table-cell>
          <table:table-cell office:value-type="percentage" office:value="0.80889003041677454" table:style-name="ce54">
            <text:p>80,9%</text:p>
          </table:table-cell>
          <table:table-cell office:value-type="float" office:value="3336100" table:style-name="ce53">
            <text:p>3.336.100</text:p>
          </table:table-cell>
          <table:table-cell office:value-type="percentage" office:value="0.85789904353295687" table:style-name="ce54">
            <text:p>85,8%</text:p>
          </table:table-cell>
          <table:table-cell office:value-type="float" office:value="38071080" table:style-name="ce53">
            <text:p>38.071.08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387550737091105" table:style-name="ce54">
            <text:p>90,4%</text:p>
          </table:table-cell>
          <table:table-cell office:value-type="percentage" office:value="0.80232754793676275" table:style-name="ce54">
            <text:p>80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652" table:style-name="ce43">
            <text:p>428.652</text:p>
          </table:table-cell>
          <table:table-cell office:value-type="percentage" office:value="1" table:style-name="ce44">
            <text:p>100,0%</text:p>
          </table:table-cell>
          <table:table-cell office:value-type="float" office:value="649408" table:style-name="ce43">
            <text:p>649.408</text:p>
          </table:table-cell>
          <table:table-cell office:value-type="percentage" office:value="0.99850395383628976" table:style-name="ce44">
            <text:p>99,9%</text:p>
          </table:table-cell>
          <table:table-cell office:value-type="float" office:value="921598" table:style-name="ce43">
            <text:p>921.598</text:p>
          </table:table-cell>
          <table:table-cell office:value-type="percentage" office:value="1.0059499185174432" table:style-name="ce44">
            <text:p>100,6%</text:p>
          </table:table-cell>
          <table:table-cell office:value-type="float" office:value="1206391" table:style-name="ce43">
            <text:p>1.206.391</text:p>
          </table:table-cell>
          <table:table-cell office:value-type="percentage" office:value="0.95365294331082251" table:style-name="ce44">
            <text:p>95,4%</text:p>
          </table:table-cell>
          <table:table-cell office:value-type="float" office:value="1237706" table:style-name="ce43">
            <text:p>1.237.706</text:p>
          </table:table-cell>
          <table:table-cell office:value-type="percentage" office:value="0.8935769907747666" table:style-name="ce44">
            <text:p>89,4%</text:p>
          </table:table-cell>
          <table:table-cell office:value-type="float" office:value="908407" table:style-name="ce43">
            <text:p>908.407</text:p>
          </table:table-cell>
          <table:table-cell office:value-type="percentage" office:value="0.79669659371856405" table:style-name="ce44">
            <text:p>79,7%</text:p>
          </table:table-cell>
          <table:table-cell office:value-type="float" office:value="742920" table:style-name="ce43">
            <text:p>742.920</text:p>
          </table:table-cell>
          <table:table-cell office:value-type="percentage" office:value="0.7999810482064712" table:style-name="ce44">
            <text:p>80,0%</text:p>
          </table:table-cell>
          <table:table-cell office:value-type="float" office:value="651502" table:style-name="ce43">
            <text:p>651.502</text:p>
          </table:table-cell>
          <table:table-cell office:value-type="percentage" office:value="0.86531537095550981" table:style-name="ce44">
            <text:p>86,5%</text:p>
          </table:table-cell>
          <table:table-cell office:value-type="float" office:value="6746584" table:style-name="ce43">
            <text:p>6.746.58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53417382640172" table:style-name="ce44">
            <text:p>90,5%</text:p>
          </table:table-cell>
          <table:table-cell office:value-type="percentage" office:value="0.79705297864198699" table:style-name="ce44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48" table:style-name="ce46">
            <text:p>99.948</text:p>
          </table:table-cell>
          <table:table-cell office:value-type="percentage" office:value="1" table:style-name="ce47">
            <text:p>100,0%</text:p>
          </table:table-cell>
          <table:table-cell office:value-type="float" office:value="118543" table:style-name="ce46">
            <text:p>118.543</text:p>
          </table:table-cell>
          <table:table-cell office:value-type="percentage" office:value="0.99653650540120209" table:style-name="ce47">
            <text:p>99,7%</text:p>
          </table:table-cell>
          <table:table-cell office:value-type="float" office:value="152596" table:style-name="ce46">
            <text:p>152.596</text:p>
          </table:table-cell>
          <table:table-cell office:value-type="percentage" office:value="0.97588365831665247" table:style-name="ce47">
            <text:p>97,6%</text:p>
          </table:table-cell>
          <table:table-cell office:value-type="float" office:value="184066" table:style-name="ce46">
            <text:p>184.066</text:p>
          </table:table-cell>
          <table:table-cell office:value-type="percentage" office:value="0.92837904633169577" table:style-name="ce47">
            <text:p>92,8%</text:p>
          </table:table-cell>
          <table:table-cell office:value-type="float" office:value="185336" table:style-name="ce46">
            <text:p>185.336</text:p>
          </table:table-cell>
          <table:table-cell office:value-type="percentage" office:value="0.86225650521301" table:style-name="ce47">
            <text:p>86,2%</text:p>
          </table:table-cell>
          <table:table-cell office:value-type="float" office:value="122338" table:style-name="ce46">
            <text:p>122.338</text:p>
          </table:table-cell>
          <table:table-cell office:value-type="percentage" office:value="0.74466479188731849" table:style-name="ce47">
            <text:p>74,5%</text:p>
          </table:table-cell>
          <table:table-cell office:value-type="float" office:value="100414" table:style-name="ce46">
            <text:p>100.414</text:p>
          </table:table-cell>
          <table:table-cell office:value-type="percentage" office:value="0.77004010705439374" table:style-name="ce47">
            <text:p>77,0%</text:p>
          </table:table-cell>
          <table:table-cell office:value-type="float" office:value="85417" table:style-name="ce46">
            <text:p>85.417</text:p>
          </table:table-cell>
          <table:table-cell office:value-type="percentage" office:value="0.82841459038493248" table:style-name="ce47">
            <text:p>82,8%</text:p>
          </table:table-cell>
          <table:table-cell office:value-type="float" office:value="1048658" table:style-name="ce46">
            <text:p>1.048.65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484340167440978" table:style-name="ce47">
            <text:p>88,5%</text:p>
          </table:table-cell>
          <table:table-cell office:value-type="percentage" office:value="0.78882586086411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5" table:style-name="ce46">
            <text:p>88.185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1" table:style-name="ce46">
            <text:p>113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47410" table:style-name="ce46">
            <text:p>147.410</text:p>
          </table:table-cell>
          <table:table-cell office:value-type="percentage" office:value="0.98501857643065249" table:style-name="ce47">
            <text:p>98,5%</text:p>
          </table:table-cell>
          <table:table-cell office:value-type="float" office:value="152472" table:style-name="ce46">
            <text:p>152.472</text:p>
          </table:table-cell>
          <table:table-cell office:value-type="percentage" office:value="0.93745273448307664" table:style-name="ce47">
            <text:p>93,7%</text:p>
          </table:table-cell>
          <table:table-cell office:value-type="float" office:value="149782" table:style-name="ce46">
            <text:p>149.782</text:p>
          </table:table-cell>
          <table:table-cell office:value-type="percentage" office:value="0.89693579970417925" table:style-name="ce47">
            <text:p>89,7%</text:p>
          </table:table-cell>
          <table:table-cell office:value-type="float" office:value="89414" table:style-name="ce46">
            <text:p>89.414</text:p>
          </table:table-cell>
          <table:table-cell office:value-type="percentage" office:value="0.78124262784947274" table:style-name="ce47">
            <text:p>78,1%</text:p>
          </table:table-cell>
          <table:table-cell office:value-type="float" office:value="65042" table:style-name="ce46">
            <text:p>65.042</text:p>
          </table:table-cell>
          <table:table-cell office:value-type="percentage" office:value="0.82216126708043125" table:style-name="ce47">
            <text:p>82,2%</text:p>
          </table:table-cell>
          <table:table-cell office:value-type="float" office:value="59523" table:style-name="ce46">
            <text:p>59.523</text:p>
          </table:table-cell>
          <table:table-cell office:value-type="percentage" office:value="0.93004687500000005" table:style-name="ce47">
            <text:p>93,0%</text:p>
          </table:table-cell>
          <table:table-cell office:value-type="float" office:value="865779" table:style-name="ce46">
            <text:p>865.77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03069940155924" table:style-name="ce47">
            <text:p>92,7%</text:p>
          </table:table-cell>
          <table:table-cell office:value-type="percentage" office:value="0.84981605521877057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91" table:style-name="ce46">
            <text:p>50.891</text:p>
          </table:table-cell>
          <table:table-cell office:value-type="percentage" office:value="1" table:style-name="ce47">
            <text:p>100,0%</text:p>
          </table:table-cell>
          <table:table-cell office:value-type="float" office:value="78831" table:style-name="ce46">
            <text:p>78.831</text:p>
          </table:table-cell>
          <table:table-cell office:value-type="percentage" office:value="0.97907248248795276" table:style-name="ce47">
            <text:p>97,9%</text:p>
          </table:table-cell>
          <table:table-cell office:value-type="float" office:value="109448" table:style-name="ce46">
            <text:p>109.448</text:p>
          </table:table-cell>
          <table:table-cell office:value-type="percentage" office:value="0.93360971074203924" table:style-name="ce47">
            <text:p>93,4%</text:p>
          </table:table-cell>
          <table:table-cell office:value-type="float" office:value="148758" table:style-name="ce46">
            <text:p>148.758</text:p>
          </table:table-cell>
          <table:table-cell office:value-type="percentage" office:value="0.89722974480841033" table:style-name="ce47">
            <text:p>89,7%</text:p>
          </table:table-cell>
          <table:table-cell office:value-type="float" office:value="165286" table:style-name="ce46">
            <text:p>165.286</text:p>
          </table:table-cell>
          <table:table-cell office:value-type="percentage" office:value="0.80168985119220848" table:style-name="ce47">
            <text:p>80,2%</text:p>
          </table:table-cell>
          <table:table-cell office:value-type="float" office:value="123237" table:style-name="ce46">
            <text:p>123.237</text:p>
          </table:table-cell>
          <table:table-cell office:value-type="percentage" office:value="0.67643135898829221" table:style-name="ce47">
            <text:p>67,6%</text:p>
          </table:table-cell>
          <table:table-cell office:value-type="float" office:value="93835" table:style-name="ce46">
            <text:p>93.835</text:p>
          </table:table-cell>
          <table:table-cell office:value-type="percentage" office:value="0.68024967015122295" table:style-name="ce47">
            <text:p>68,0%</text:p>
          </table:table-cell>
          <table:table-cell office:value-type="float" office:value="72690" table:style-name="ce46">
            <text:p>72.690</text:p>
          </table:table-cell>
          <table:table-cell office:value-type="percentage" office:value="0.76131126937578553" table:style-name="ce47">
            <text:p>76,1%</text:p>
          </table:table-cell>
          <table:table-cell office:value-type="float" office:value="842976" table:style-name="ce46">
            <text:p>842.976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457423997479872" table:style-name="ce47">
            <text:p>81,5%</text:p>
          </table:table-cell>
          <table:table-cell office:value-type="percentage" office:value="0.71954337143408309" table:style-name="ce47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94" table:style-name="ce46">
            <text:p>91.994</text:p>
          </table:table-cell>
          <table:table-cell office:value-type="percentage" office:value="1" table:style-name="ce47">
            <text:p>100,0%</text:p>
          </table:table-cell>
          <table:table-cell office:value-type="float" office:value="150332" table:style-name="ce46">
            <text:p>150.332</text:p>
          </table:table-cell>
          <table:table-cell office:value-type="percentage" office:value="0.97282745856818376" table:style-name="ce47">
            <text:p>97,3%</text:p>
          </table:table-cell>
          <table:table-cell office:value-type="float" office:value="221045" table:style-name="ce46">
            <text:p>221.045</text:p>
          </table:table-cell>
          <table:table-cell office:value-type="percentage" office:value="0.94024892382556613" table:style-name="ce47">
            <text:p>94,0%</text:p>
          </table:table-cell>
          <table:table-cell office:value-type="float" office:value="318414" table:style-name="ce46">
            <text:p>318.414</text:p>
          </table:table-cell>
          <table:table-cell office:value-type="percentage" office:value="0.90842538914502213" table:style-name="ce47">
            <text:p>90,8%</text:p>
          </table:table-cell>
          <table:table-cell office:value-type="float" office:value="313985" table:style-name="ce46">
            <text:p>313.985</text:p>
          </table:table-cell>
          <table:table-cell office:value-type="percentage" office:value="0.80939823264350752" table:style-name="ce47">
            <text:p>80,9%</text:p>
          </table:table-cell>
          <table:table-cell office:value-type="float" office:value="222563" table:style-name="ce46">
            <text:p>222.563</text:p>
          </table:table-cell>
          <table:table-cell office:value-type="percentage" office:value="0.71578855963001797" table:style-name="ce47">
            <text:p>71,6%</text:p>
          </table:table-cell>
          <table:table-cell office:value-type="float" office:value="178767" table:style-name="ce46">
            <text:p>178.767</text:p>
          </table:table-cell>
          <table:table-cell office:value-type="percentage" office:value="0.71010296010296015" table:style-name="ce47">
            <text:p>71,0%</text:p>
          </table:table-cell>
          <table:table-cell office:value-type="float" office:value="144738" table:style-name="ce46">
            <text:p>144.738</text:p>
          </table:table-cell>
          <table:table-cell office:value-type="percentage" office:value="0.80500786998670726" table:style-name="ce47">
            <text:p>80,5%</text:p>
          </table:table-cell>
          <table:table-cell office:value-type="float" office:value="1641838" table:style-name="ce46">
            <text:p>1.641.83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734178441778606" table:style-name="ce47">
            <text:p>83,7%</text:p>
          </table:table-cell>
          <table:table-cell office:value-type="percentage" office:value="0.75453778392170412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98" table:style-name="ce46">
            <text:p>4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55717" table:style-name="ce46">
            <text:p>55.717</text:p>
          </table:table-cell>
          <table:table-cell office:value-type="percentage" office:value="1" table:style-name="ce47">
            <text:p>100,0%</text:p>
          </table:table-cell>
          <table:table-cell office:value-type="float" office:value="76288" table:style-name="ce46">
            <text:p>76.288</text:p>
          </table:table-cell>
          <table:table-cell office:value-type="percentage" office:value="0.98633395823905878" table:style-name="ce47">
            <text:p>98,6%</text:p>
          </table:table-cell>
          <table:table-cell office:value-type="float" office:value="83786" table:style-name="ce46">
            <text:p>83.786</text:p>
          </table:table-cell>
          <table:table-cell office:value-type="percentage" office:value="0.93132808679027168" table:style-name="ce47">
            <text:p>93,1%</text:p>
          </table:table-cell>
          <table:table-cell office:value-type="float" office:value="87150" table:style-name="ce46">
            <text:p>87.150</text:p>
          </table:table-cell>
          <table:table-cell office:value-type="percentage" office:value="0.89138684040953675" table:style-name="ce47">
            <text:p>89,1%</text:p>
          </table:table-cell>
          <table:table-cell office:value-type="float" office:value="53808" table:style-name="ce46">
            <text:p>53.808</text:p>
          </table:table-cell>
          <table:table-cell office:value-type="percentage" office:value="0.76352645694095611" table:style-name="ce47">
            <text:p>76,4%</text:p>
          </table:table-cell>
          <table:table-cell office:value-type="float" office:value="40201" table:style-name="ce46">
            <text:p>40.201</text:p>
          </table:table-cell>
          <table:table-cell office:value-type="percentage" office:value="0.79598059598059601" table:style-name="ce47">
            <text:p>79,6%</text:p>
          </table:table-cell>
          <table:table-cell office:value-type="float" office:value="38374" table:style-name="ce46">
            <text:p>38.374</text:p>
          </table:table-cell>
          <table:table-cell office:value-type="percentage" office:value="0.87287036826422215" table:style-name="ce47">
            <text:p>87,3%</text:p>
          </table:table-cell>
          <table:table-cell office:value-type="float" office:value="477222" table:style-name="ce46">
            <text:p>477.22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05083309961135" table:style-name="ce47">
            <text:p>91,1%</text:p>
          </table:table-cell>
          <table:table-cell office:value-type="percentage" office:value="0.81869601393022873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925" table:style-name="ce46">
            <text:p>226.925</text:p>
          </table:table-cell>
          <table:table-cell office:value-type="percentage" office:value="1" table:style-name="ce47">
            <text:p>100,0%</text:p>
          </table:table-cell>
          <table:table-cell office:value-type="float" office:value="249141" table:style-name="ce46">
            <text:p>249.141</text:p>
          </table:table-cell>
          <table:table-cell office:value-type="percentage" office:value="1" table:style-name="ce47">
            <text:p>100,0%</text:p>
          </table:table-cell>
          <table:table-cell office:value-type="float" office:value="318081" table:style-name="ce46">
            <text:p>318.081</text:p>
          </table:table-cell>
          <table:table-cell office:value-type="percentage" office:value="0.99844934473828773" table:style-name="ce47">
            <text:p>99,8%</text:p>
          </table:table-cell>
          <table:table-cell office:value-type="float" office:value="348932" table:style-name="ce46">
            <text:p>348.932</text:p>
          </table:table-cell>
          <table:table-cell office:value-type="percentage" office:value="0.91541155637174532" table:style-name="ce47">
            <text:p>91,5%</text:p>
          </table:table-cell>
          <table:table-cell office:value-type="float" office:value="315802" table:style-name="ce46">
            <text:p>315.802</text:p>
          </table:table-cell>
          <table:table-cell office:value-type="percentage" office:value="0.86924760187721062" table:style-name="ce47">
            <text:p>86,9%</text:p>
          </table:table-cell>
          <table:table-cell office:value-type="float" office:value="206421" table:style-name="ce46">
            <text:p>206.421</text:p>
          </table:table-cell>
          <table:table-cell office:value-type="percentage" office:value="0.77085177177042608" table:style-name="ce47">
            <text:p>77,1%</text:p>
          </table:table-cell>
          <table:table-cell office:value-type="float" office:value="166007" table:style-name="ce46">
            <text:p>166.007</text:p>
          </table:table-cell>
          <table:table-cell office:value-type="percentage" office:value="0.78674066140299326" table:style-name="ce47">
            <text:p>78,7%</text:p>
          </table:table-cell>
          <table:table-cell office:value-type="float" office:value="134194" table:style-name="ce46">
            <text:p>134.194</text:p>
          </table:table-cell>
          <table:table-cell office:value-type="percentage" office:value="0.81161471374484406" table:style-name="ce47">
            <text:p>81,2%</text:p>
          </table:table-cell>
          <table:table-cell office:value-type="float" office:value="1965503" table:style-name="ce46">
            <text:p>1.965.50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315923745998283" table:style-name="ce47">
            <text:p>90,3%</text:p>
          </table:table-cell>
          <table:table-cell office:value-type="percentage" office:value="0.82069741009921848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79" table:style-name="ce46">
            <text:p>136.279</text:p>
          </table:table-cell>
          <table:table-cell office:value-type="percentage" office:value="1" table:style-name="ce47">
            <text:p>100,0%</text:p>
          </table:table-cell>
          <table:table-cell office:value-type="float" office:value="157182" table:style-name="ce46">
            <text:p>157.182</text:p>
          </table:table-cell>
          <table:table-cell office:value-type="percentage" office:value="0.98793847933073964" table:style-name="ce47">
            <text:p>98,8%</text:p>
          </table:table-cell>
          <table:table-cell office:value-type="float" office:value="216653" table:style-name="ce46">
            <text:p>216.653</text:p>
          </table:table-cell>
          <table:table-cell office:value-type="percentage" office:value="0.99180110234201901" table:style-name="ce47">
            <text:p>99,2%</text:p>
          </table:table-cell>
          <table:table-cell office:value-type="float" office:value="277863" table:style-name="ce46">
            <text:p>277.863</text:p>
          </table:table-cell>
          <table:table-cell office:value-type="percentage" office:value="0.90368416602163404" table:style-name="ce47">
            <text:p>90,4%</text:p>
          </table:table-cell>
          <table:table-cell office:value-type="float" office:value="276461" table:style-name="ce46">
            <text:p>276.461</text:p>
          </table:table-cell>
          <table:table-cell office:value-type="percentage" office:value="0.83622752226977815" table:style-name="ce47">
            <text:p>83,6%</text:p>
          </table:table-cell>
          <table:table-cell office:value-type="float" office:value="195007" table:style-name="ce46">
            <text:p>195.007</text:p>
          </table:table-cell>
          <table:table-cell office:value-type="percentage" office:value="0.73338197298994734" table:style-name="ce47">
            <text:p>73,3%</text:p>
          </table:table-cell>
          <table:table-cell office:value-type="float" office:value="161753" table:style-name="ce46">
            <text:p>161.753</text:p>
          </table:table-cell>
          <table:table-cell office:value-type="percentage" office:value="0.74168344116392848" table:style-name="ce47">
            <text:p>74,2%</text:p>
          </table:table-cell>
          <table:table-cell office:value-type="float" office:value="141690" table:style-name="ce46">
            <text:p>141.690</text:p>
          </table:table-cell>
          <table:table-cell office:value-type="percentage" office:value="0.81444140436392065" table:style-name="ce47">
            <text:p>81,4%</text:p>
          </table:table-cell>
          <table:table-cell office:value-type="float" office:value="1562888" table:style-name="ce46">
            <text:p>1.562.88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405452502896973" table:style-name="ce47">
            <text:p>86,4%</text:p>
          </table:table-cell>
          <table:table-cell office:value-type="percentage" office:value="0.76416582853393344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230" table:style-name="ce46">
            <text:p>453.230</text:p>
          </table:table-cell>
          <table:table-cell office:value-type="percentage" office:value="1" table:style-name="ce47">
            <text:p>100,0%</text:p>
          </table:table-cell>
          <table:table-cell office:value-type="float" office:value="614433" table:style-name="ce46">
            <text:p>614.433</text:p>
          </table:table-cell>
          <table:table-cell office:value-type="percentage" office:value="0.9671662794431537" table:style-name="ce47">
            <text:p>96,7%</text:p>
          </table:table-cell>
          <table:table-cell office:value-type="float" office:value="788106" table:style-name="ce46">
            <text:p>788.106</text:p>
          </table:table-cell>
          <table:table-cell office:value-type="percentage" office:value="0.9409277159067031" table:style-name="ce47">
            <text:p>94,1%</text:p>
          </table:table-cell>
          <table:table-cell office:value-type="float" office:value="1014784" table:style-name="ce46">
            <text:p>1.014.784</text:p>
          </table:table-cell>
          <table:table-cell office:value-type="percentage" office:value="0.9294766344868014" table:style-name="ce47">
            <text:p>92,9%</text:p>
          </table:table-cell>
          <table:table-cell office:value-type="float" office:value="1110860" table:style-name="ce46">
            <text:p>1.110.860</text:p>
          </table:table-cell>
          <table:table-cell office:value-type="percentage" office:value="0.84363454097383339" table:style-name="ce47">
            <text:p>84,4%</text:p>
          </table:table-cell>
          <table:table-cell office:value-type="float" office:value="752724" table:style-name="ce46">
            <text:p>752.724</text:p>
          </table:table-cell>
          <table:table-cell office:value-type="percentage" office:value="0.72055000134015923" table:style-name="ce47">
            <text:p>72,1%</text:p>
          </table:table-cell>
          <table:table-cell office:value-type="float" office:value="610624" table:style-name="ce46">
            <text:p>610.624</text:p>
          </table:table-cell>
          <table:table-cell office:value-type="percentage" office:value="0.72785615095329192" table:style-name="ce47">
            <text:p>72,8%</text:p>
          </table:table-cell>
          <table:table-cell office:value-type="float" office:value="511943" table:style-name="ce46">
            <text:p>511.943</text:p>
          </table:table-cell>
          <table:table-cell office:value-type="percentage" office:value="0.78020348509371107" table:style-name="ce47">
            <text:p>78,0%</text:p>
          </table:table-cell>
          <table:table-cell office:value-type="float" office:value="5856704" table:style-name="ce46">
            <text:p>5.856.70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270777885841742" table:style-name="ce47">
            <text:p>85,3%</text:p>
          </table:table-cell>
          <table:table-cell office:value-type="percentage" office:value="0.75274337222682564" table:style-name="ce47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90" table:style-name="ce46">
            <text:p>293.290</text:p>
          </table:table-cell>
          <table:table-cell office:value-type="percentage" office:value="1" table:style-name="ce47">
            <text:p>100,0%</text:p>
          </table:table-cell>
          <table:table-cell office:value-type="float" office:value="431855" table:style-name="ce46">
            <text:p>431.855</text:p>
          </table:table-cell>
          <table:table-cell office:value-type="percentage" office:value="0.98628106572390384" table:style-name="ce47">
            <text:p>98,6%</text:p>
          </table:table-cell>
          <table:table-cell office:value-type="float" office:value="565328" table:style-name="ce46">
            <text:p>565.328</text:p>
          </table:table-cell>
          <table:table-cell office:value-type="percentage" office:value="0.97348156107506445" table:style-name="ce47">
            <text:p>97,3%</text:p>
          </table:table-cell>
          <table:table-cell office:value-type="float" office:value="709730" table:style-name="ce46">
            <text:p>709.730</text:p>
          </table:table-cell>
          <table:table-cell office:value-type="percentage" office:value="0.94337089643695482" table:style-name="ce47">
            <text:p>94,3%</text:p>
          </table:table-cell>
          <table:table-cell office:value-type="float" office:value="744917" table:style-name="ce46">
            <text:p>744.917</text:p>
          </table:table-cell>
          <table:table-cell office:value-type="percentage" office:value="0.8747387234202455" table:style-name="ce47">
            <text:p>87,5%</text:p>
          </table:table-cell>
          <table:table-cell office:value-type="float" office:value="498035" table:style-name="ce46">
            <text:p>498.035</text:p>
          </table:table-cell>
          <table:table-cell office:value-type="percentage" office:value="0.76767335790332003" table:style-name="ce47">
            <text:p>76,8%</text:p>
          </table:table-cell>
          <table:table-cell office:value-type="float" office:value="411082" table:style-name="ce46">
            <text:p>411.082</text:p>
          </table:table-cell>
          <table:table-cell office:value-type="percentage" office:value="0.796476054296819" table:style-name="ce47">
            <text:p>79,6%</text:p>
          </table:table-cell>
          <table:table-cell office:value-type="float" office:value="358761" table:style-name="ce46">
            <text:p>358.761</text:p>
          </table:table-cell>
          <table:table-cell office:value-type="percentage" office:value="0.84507609573859155" table:style-name="ce47">
            <text:p>84,5%</text:p>
          </table:table-cell>
          <table:table-cell office:value-type="float" office:value="4012998" table:style-name="ce46">
            <text:p>4.012.99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407032569529987" table:style-name="ce47">
            <text:p>89,4%</text:p>
          </table:table-cell>
          <table:table-cell office:value-type="percentage" office:value="0.79349770522247509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53" table:style-name="ce46">
            <text:p>77.453</text:p>
          </table:table-cell>
          <table:table-cell office:value-type="percentage" office:value="1" table:style-name="ce47">
            <text:p>100,0%</text:p>
          </table:table-cell>
          <table:table-cell office:value-type="float" office:value="95448" table:style-name="ce46">
            <text:p>95.448</text:p>
          </table:table-cell>
          <table:table-cell office:value-type="percentage" office:value="1" table:style-name="ce47">
            <text:p>100,0%</text:p>
          </table:table-cell>
          <table:table-cell office:value-type="float" office:value="131666" table:style-name="ce46">
            <text:p>131.666</text:p>
          </table:table-cell>
          <table:table-cell office:value-type="percentage" office:value="1.0508312250093776" table:style-name="ce47">
            <text:p>105,1%</text:p>
          </table:table-cell>
          <table:table-cell office:value-type="float" office:value="160305" table:style-name="ce46">
            <text:p>160.305</text:p>
          </table:table-cell>
          <table:table-cell office:value-type="percentage" office:value="0.94733949508320725" table:style-name="ce47">
            <text:p>94,7%</text:p>
          </table:table-cell>
          <table:table-cell office:value-type="float" office:value="144433" table:style-name="ce46">
            <text:p>144.433</text:p>
          </table:table-cell>
          <table:table-cell office:value-type="percentage" office:value="0.90557011549023791" table:style-name="ce47">
            <text:p>90,6%</text:p>
          </table:table-cell>
          <table:table-cell office:value-type="float" office:value="110601" table:style-name="ce46">
            <text:p>110.601</text:p>
          </table:table-cell>
          <table:table-cell office:value-type="percentage" office:value="0.82860225203964666" table:style-name="ce47">
            <text:p>82,9%</text:p>
          </table:table-cell>
          <table:table-cell office:value-type="float" office:value="90250" table:style-name="ce46">
            <text:p>90.250</text:p>
          </table:table-cell>
          <table:table-cell office:value-type="percentage" office:value="0.79641722555594774" table:style-name="ce47">
            <text:p>79,6%</text:p>
          </table:table-cell>
          <table:table-cell office:value-type="float" office:value="74219" table:style-name="ce46">
            <text:p>74.219</text:p>
          </table:table-cell>
          <table:table-cell office:value-type="percentage" office:value="0.87574041297935101" table:style-name="ce47">
            <text:p>87,6%</text:p>
          </table:table-cell>
          <table:table-cell office:value-type="float" office:value="884375" table:style-name="ce46">
            <text:p>884.37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756521930657188" table:style-name="ce47">
            <text:p>92,8%</text:p>
          </table:table-cell>
          <table:table-cell office:value-type="percentage" office:value="0.83118966679104167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50" table:style-name="ce46">
            <text:p>240.750</text:p>
          </table:table-cell>
          <table:table-cell office:value-type="percentage" office:value="1" table:style-name="ce47">
            <text:p>100,0%</text:p>
          </table:table-cell>
          <table:table-cell office:value-type="float" office:value="290174" table:style-name="ce46">
            <text:p>290.174</text:p>
          </table:table-cell>
          <table:table-cell office:value-type="percentage" office:value="1" table:style-name="ce47">
            <text:p>100,0%</text:p>
          </table:table-cell>
          <table:table-cell office:value-type="float" office:value="344975" table:style-name="ce46">
            <text:p>344.975</text:p>
          </table:table-cell>
          <table:table-cell office:value-type="percentage" office:value="0.99437345608730365" table:style-name="ce47">
            <text:p>99,4%</text:p>
          </table:table-cell>
          <table:table-cell office:value-type="float" office:value="389038" table:style-name="ce46">
            <text:p>389.038</text:p>
          </table:table-cell>
          <table:table-cell office:value-type="percentage" office:value="0.9584837233825011" table:style-name="ce47">
            <text:p>95,8%</text:p>
          </table:table-cell>
          <table:table-cell office:value-type="float" office:value="405343" table:style-name="ce46">
            <text:p>405.343</text:p>
          </table:table-cell>
          <table:table-cell office:value-type="percentage" office:value="0.91453924791469721" table:style-name="ce47">
            <text:p>91,5%</text:p>
          </table:table-cell>
          <table:table-cell office:value-type="float" office:value="259958" table:style-name="ce46">
            <text:p>259.958</text:p>
          </table:table-cell>
          <table:table-cell office:value-type="percentage" office:value="0.80380819274724191" table:style-name="ce47">
            <text:p>80,4%</text:p>
          </table:table-cell>
          <table:table-cell office:value-type="float" office:value="194143" table:style-name="ce46">
            <text:p>194.143</text:p>
          </table:table-cell>
          <table:table-cell office:value-type="percentage" office:value="0.8405150207159896" table:style-name="ce47">
            <text:p>84,1%</text:p>
          </table:table-cell>
          <table:table-cell office:value-type="float" office:value="165040" table:style-name="ce46">
            <text:p>165.040</text:p>
          </table:table-cell>
          <table:table-cell office:value-type="percentage" office:value="0.91685323348536441" table:style-name="ce47">
            <text:p>91,7%</text:p>
          </table:table-cell>
          <table:table-cell office:value-type="float" office:value="2289421" table:style-name="ce46">
            <text:p>2.289.42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274548716091321" table:style-name="ce47">
            <text:p>93,3%</text:p>
          </table:table-cell>
          <table:table-cell office:value-type="percentage" office:value="0.84736283222525266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2" table:style-name="ce46">
            <text:p>23.172</text:p>
          </table:table-cell>
          <table:table-cell office:value-type="percentage" office:value="1" table:style-name="ce47">
            <text:p>100,0%</text:p>
          </table:table-cell>
          <table:table-cell office:value-type="float" office:value="28566" table:style-name="ce46">
            <text:p>28.566</text:p>
          </table:table-cell>
          <table:table-cell office:value-type="percentage" office:value="1" table:style-name="ce47">
            <text:p>100,0%</text:p>
          </table:table-cell>
          <table:table-cell office:value-type="float" office:value="37497" table:style-name="ce46">
            <text:p>37.497</text:p>
          </table:table-cell>
          <table:table-cell office:value-type="percentage" office:value="0.99414072856461111" table:style-name="ce47">
            <text:p>99,4%</text:p>
          </table:table-cell>
          <table:table-cell office:value-type="float" office:value="44792" table:style-name="ce46">
            <text:p>44.792</text:p>
          </table:table-cell>
          <table:table-cell office:value-type="percentage" office:value="0.93974488083249408" table:style-name="ce47">
            <text:p>94,0%</text:p>
          </table:table-cell>
          <table:table-cell office:value-type="float" office:value="46804" table:style-name="ce46">
            <text:p>46.804</text:p>
          </table:table-cell>
          <table:table-cell office:value-type="percentage" office:value="0.88397831794058213" table:style-name="ce47">
            <text:p>88,4%</text:p>
          </table:table-cell>
          <table:table-cell office:value-type="float" office:value="30321" table:style-name="ce46">
            <text:p>30.321</text:p>
          </table:table-cell>
          <table:table-cell office:value-type="percentage" office:value="0.77115389506345533" table:style-name="ce47">
            <text:p>77,1%</text:p>
          </table:table-cell>
          <table:table-cell office:value-type="float" office:value="23150" table:style-name="ce46">
            <text:p>23.150</text:p>
          </table:table-cell>
          <table:table-cell office:value-type="percentage" office:value="0.7600630376255828" table:style-name="ce47">
            <text:p>76,0%</text:p>
          </table:table-cell>
          <table:table-cell office:value-type="float" office:value="21069" table:style-name="ce46">
            <text:p>21.069</text:p>
          </table:table-cell>
          <table:table-cell office:value-type="percentage" office:value="0.82519974933416884" table:style-name="ce47">
            <text:p>82,5%</text:p>
          </table:table-cell>
          <table:table-cell office:value-type="float" office:value="255371" table:style-name="ce46">
            <text:p>255.37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928865725252671" table:style-name="ce47">
            <text:p>89,9%</text:p>
          </table:table-cell>
          <table:table-cell office:value-type="percentage" office:value="0.79824890439305562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064" table:style-name="ce46">
            <text:p>371.064</text:p>
          </table:table-cell>
          <table:table-cell office:value-type="percentage" office:value="1" table:style-name="ce47">
            <text:p>100,0%</text:p>
          </table:table-cell>
          <table:table-cell office:value-type="float" office:value="509031" table:style-name="ce46">
            <text:p>509.031</text:p>
          </table:table-cell>
          <table:table-cell office:value-type="percentage" office:value="0.96759054214084905" table:style-name="ce47">
            <text:p>96,8%</text:p>
          </table:table-cell>
          <table:table-cell office:value-type="float" office:value="676938" table:style-name="ce46">
            <text:p>676.938</text:p>
          </table:table-cell>
          <table:table-cell office:value-type="percentage" office:value="0.96248523082566617" table:style-name="ce47">
            <text:p>96,2%</text:p>
          </table:table-cell>
          <table:table-cell office:value-type="float" office:value="933528" table:style-name="ce46">
            <text:p>933.528</text:p>
          </table:table-cell>
          <table:table-cell office:value-type="percentage" office:value="0.9596467043523581" table:style-name="ce47">
            <text:p>96,0%</text:p>
          </table:table-cell>
          <table:table-cell office:value-type="float" office:value="1012578" table:style-name="ce46">
            <text:p>1.012.578</text:p>
          </table:table-cell>
          <table:table-cell office:value-type="percentage" office:value="0.86844183946255948" table:style-name="ce47">
            <text:p>86,8%</text:p>
          </table:table-cell>
          <table:table-cell office:value-type="float" office:value="721488" table:style-name="ce46">
            <text:p>721.488</text:p>
          </table:table-cell>
          <table:table-cell office:value-type="percentage" office:value="0.75974895749968407" table:style-name="ce47">
            <text:p>76,0%</text:p>
          </table:table-cell>
          <table:table-cell office:value-type="float" office:value="572546" table:style-name="ce46">
            <text:p>572.546</text:p>
          </table:table-cell>
          <table:table-cell office:value-type="percentage" office:value="0.7711316879356207" table:style-name="ce47">
            <text:p>77,1%</text:p>
          </table:table-cell>
          <table:table-cell office:value-type="float" office:value="439565" table:style-name="ce46">
            <text:p>439.565</text:p>
          </table:table-cell>
          <table:table-cell office:value-type="percentage" office:value="0.79409511834693669" table:style-name="ce47">
            <text:p>79,4%</text:p>
          </table:table-cell>
          <table:table-cell office:value-type="float" office:value="5236738" table:style-name="ce46">
            <text:p>5.236.73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601090476530619" table:style-name="ce47">
            <text:p>87,6%</text:p>
          </table:table-cell>
          <table:table-cell office:value-type="percentage" office:value="0.77239299528251792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23" table:style-name="ce46">
            <text:p>73.123</text:p>
          </table:table-cell>
          <table:table-cell office:value-type="percentage" office:value="1" table:style-name="ce47">
            <text:p>100,0%</text:p>
          </table:table-cell>
          <table:table-cell office:value-type="float" office:value="102130" table:style-name="ce46">
            <text:p>102.130</text:p>
          </table:table-cell>
          <table:table-cell office:value-type="percentage" office:value="0.9925266523484193" table:style-name="ce47">
            <text:p>99,3%</text:p>
          </table:table-cell>
          <table:table-cell office:value-type="float" office:value="145693" table:style-name="ce46">
            <text:p>145.693</text:p>
          </table:table-cell>
          <table:table-cell office:value-type="percentage" office:value="0.99172276715517771" table:style-name="ce47">
            <text:p>99,2%</text:p>
          </table:table-cell>
          <table:table-cell office:value-type="float" office:value="204849" table:style-name="ce46">
            <text:p>204.849</text:p>
          </table:table-cell>
          <table:table-cell office:value-type="percentage" office:value="0.96057789698765805" table:style-name="ce47">
            <text:p>96,1%</text:p>
          </table:table-cell>
          <table:table-cell office:value-type="float" office:value="226638" table:style-name="ce46">
            <text:p>226.638</text:p>
          </table:table-cell>
          <table:table-cell office:value-type="percentage" office:value="0.891724406567594" table:style-name="ce47">
            <text:p>89,2%</text:p>
          </table:table-cell>
          <table:table-cell office:value-type="float" office:value="161131" table:style-name="ce46">
            <text:p>161.131</text:p>
          </table:table-cell>
          <table:table-cell office:value-type="percentage" office:value="0.77095065621067638" table:style-name="ce47">
            <text:p>77,1%</text:p>
          </table:table-cell>
          <table:table-cell office:value-type="float" office:value="133709" table:style-name="ce46">
            <text:p>133.709</text:p>
          </table:table-cell>
          <table:table-cell office:value-type="percentage" office:value="0.77625865031814589" table:style-name="ce47">
            <text:p>77,6%</text:p>
          </table:table-cell>
          <table:table-cell office:value-type="float" office:value="114646" table:style-name="ce46">
            <text:p>114.646</text:p>
          </table:table-cell>
          <table:table-cell office:value-type="percentage" office:value="0.80796932921758491" table:style-name="ce47">
            <text:p>80,8%</text:p>
          </table:table-cell>
          <table:table-cell office:value-type="float" office:value="1161919" table:style-name="ce46">
            <text:p>1.161.91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686831987799752" table:style-name="ce47">
            <text:p>88,7%</text:p>
          </table:table-cell>
          <table:table-cell office:value-type="percentage" office:value="0.76884581052386403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17" table:style-name="ce46">
            <text:p>42.117</text:p>
          </table:table-cell>
          <table:table-cell office:value-type="percentage" office:value="1" table:style-name="ce47">
            <text:p>100,0%</text:p>
          </table:table-cell>
          <table:table-cell office:value-type="float" office:value="55754" table:style-name="ce46">
            <text:p>55.754</text:p>
          </table:table-cell>
          <table:table-cell office:value-type="percentage" office:value="0.99931889876684832" table:style-name="ce47">
            <text:p>99,9%</text:p>
          </table:table-cell>
          <table:table-cell office:value-type="float" office:value="71712" table:style-name="ce46">
            <text:p>71.712</text:p>
          </table:table-cell>
          <table:table-cell office:value-type="percentage" office:value="0.97112832457613352" table:style-name="ce47">
            <text:p>97,1%</text:p>
          </table:table-cell>
          <table:table-cell office:value-type="float" office:value="91297" table:style-name="ce46">
            <text:p>91.297</text:p>
          </table:table-cell>
          <table:table-cell office:value-type="percentage" office:value="0.94418474776097794" table:style-name="ce47">
            <text:p>94,4%</text:p>
          </table:table-cell>
          <table:table-cell office:value-type="float" office:value="94485" table:style-name="ce46">
            <text:p>94.485</text:p>
          </table:table-cell>
          <table:table-cell office:value-type="percentage" office:value="0.87484491027943923" table:style-name="ce47">
            <text:p>87,5%</text:p>
          </table:table-cell>
          <table:table-cell office:value-type="float" office:value="62890" table:style-name="ce46">
            <text:p>62.890</text:p>
          </table:table-cell>
          <table:table-cell office:value-type="percentage" office:value="0.77316482462718683" table:style-name="ce47">
            <text:p>77,3%</text:p>
          </table:table-cell>
          <table:table-cell office:value-type="float" office:value="55346" table:style-name="ce46">
            <text:p>55.346</text:p>
          </table:table-cell>
          <table:table-cell office:value-type="percentage" office:value="0.81239449851013545" table:style-name="ce47">
            <text:p>81,2%</text:p>
          </table:table-cell>
          <table:table-cell office:value-type="float" office:value="47973" table:style-name="ce46">
            <text:p>47.973</text:p>
          </table:table-cell>
          <table:table-cell office:value-type="percentage" office:value="0.85076612045115985" table:style-name="ce47">
            <text:p>85,1%</text:p>
          </table:table-cell>
          <table:table-cell office:value-type="float" office:value="521574" table:style-name="ce46">
            <text:p>521.57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717108680769375" table:style-name="ce47">
            <text:p>89,7%</text:p>
          </table:table-cell>
          <table:table-cell office:value-type="percentage" office:value="0.78883298018593551" table:style-name="ce47">
            <text:p>78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64" table:style-name="ce46">
            <text:p>161.864</text:p>
          </table:table-cell>
          <table:table-cell office:value-type="percentage" office:value="1.0247799936688826" table:style-name="ce47">
            <text:p>102,5%</text:p>
          </table:table-cell>
          <table:table-cell office:value-type="float" office:value="212185" table:style-name="ce46">
            <text:p>212.185</text:p>
          </table:table-cell>
          <table:table-cell office:value-type="percentage" office:value="0.99579502630455086" table:style-name="ce47">
            <text:p>99,6%</text:p>
          </table:table-cell>
          <table:table-cell office:value-type="float" office:value="273263" table:style-name="ce46">
            <text:p>273.263</text:p>
          </table:table-cell>
          <table:table-cell office:value-type="percentage" office:value="0.97552468772200385" table:style-name="ce47">
            <text:p>97,6%</text:p>
          </table:table-cell>
          <table:table-cell office:value-type="float" office:value="320587" table:style-name="ce46">
            <text:p>320.587</text:p>
          </table:table-cell>
          <table:table-cell office:value-type="percentage" office:value="0.94296673010233045" table:style-name="ce47">
            <text:p>94,3%</text:p>
          </table:table-cell>
          <table:table-cell office:value-type="float" office:value="316034" table:style-name="ce46">
            <text:p>316.034</text:p>
          </table:table-cell>
          <table:table-cell office:value-type="percentage" office:value="0.87270146603595922" table:style-name="ce47">
            <text:p>87,3%</text:p>
          </table:table-cell>
          <table:table-cell office:value-type="float" office:value="197406" table:style-name="ce46">
            <text:p>197.406</text:p>
          </table:table-cell>
          <table:table-cell office:value-type="percentage" office:value="0.75767147841239257" table:style-name="ce47">
            <text:p>75,8%</text:p>
          </table:table-cell>
          <table:table-cell office:value-type="float" office:value="158691" table:style-name="ce46">
            <text:p>158.691</text:p>
          </table:table-cell>
          <table:table-cell office:value-type="percentage" office:value="0.78741552293905748" table:style-name="ce47">
            <text:p>78,7%</text:p>
          </table:table-cell>
          <table:table-cell office:value-type="float" office:value="142824" table:style-name="ce46">
            <text:p>142.824</text:p>
          </table:table-cell>
          <table:table-cell office:value-type="percentage" office:value="0.84708729226717916" table:style-name="ce47">
            <text:p>84,7%</text:p>
          </table:table-cell>
          <table:table-cell office:value-type="float" office:value="1782854" table:style-name="ce46">
            <text:p>1.782.85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864174525175367" table:style-name="ce47">
            <text:p>89,9%</text:p>
          </table:table-cell>
          <table:table-cell office:value-type="percentage" office:value="0.8029051062281356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33" table:style-name="ce46">
            <text:p>7.533</text:p>
          </table:table-cell>
          <table:table-cell office:value-type="percentage" office:value="0.95876288659793818" table:style-name="ce47">
            <text:p>95,9%</text:p>
          </table:table-cell>
          <table:table-cell office:value-type="float" office:value="10456" table:style-name="ce46">
            <text:p>10.456</text:p>
          </table:table-cell>
          <table:table-cell office:value-type="percentage" office:value="0.90481135340948426" table:style-name="ce47">
            <text:p>90,5%</text:p>
          </table:table-cell>
          <table:table-cell office:value-type="float" office:value="10908" table:style-name="ce46">
            <text:p>10.908</text:p>
          </table:table-cell>
          <table:table-cell office:value-type="percentage" office:value="0.86283815851922163" table:style-name="ce47">
            <text:p>86,3%</text:p>
          </table:table-cell>
          <table:table-cell office:value-type="float" office:value="8831" table:style-name="ce46">
            <text:p>8.831</text:p>
          </table:table-cell>
          <table:table-cell office:value-type="percentage" office:value="0.74247519757861102" table:style-name="ce47">
            <text:p>74,2%</text:p>
          </table:table-cell>
          <table:table-cell office:value-type="float" office:value="8465" table:style-name="ce46">
            <text:p>8.465</text:p>
          </table:table-cell>
          <table:table-cell office:value-type="percentage" office:value="0.77186103765842984" table:style-name="ce47">
            <text:p>77,2%</text:p>
          </table:table-cell>
          <table:table-cell office:value-type="float" office:value="7723" table:style-name="ce46">
            <text:p>7.723</text:p>
          </table:table-cell>
          <table:table-cell office:value-type="percentage" office:value="0.84626342318650016" table:style-name="ce47">
            <text:p>84,6%</text:p>
          </table:table-cell>
          <table:table-cell office:value-type="float" office:value="60158" table:style-name="ce46">
            <text:p>60.15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77136616642007" table:style-name="ce47">
            <text:p>84,8%</text:p>
          </table:table-cell>
          <table:table-cell office:value-type="percentage" office:value="0.71444858791952681" table:style-name="ce47">
            <text:p>71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7" table:style-name="ce46">
            <text:p>1.967</text:p>
          </table:table-cell>
          <table:table-cell office:value-type="percentage" office:value="0.83737760749254997" table:style-name="ce47">
            <text:p>83,7%</text:p>
          </table:table-cell>
          <table:table-cell office:value-type="float" office:value="3251" table:style-name="ce46">
            <text:p>3.251</text:p>
          </table:table-cell>
          <table:table-cell office:value-type="percentage" office:value="0.86739594450373536" table:style-name="ce47">
            <text:p>86,7%</text:p>
          </table:table-cell>
          <table:table-cell office:value-type="float" office:value="7026" table:style-name="ce46">
            <text:p>7.026</text:p>
          </table:table-cell>
          <table:table-cell office:value-type="percentage" office:value="0.89766193944039863" table:style-name="ce47">
            <text:p>89,8%</text:p>
          </table:table-cell>
          <table:table-cell office:value-type="float" office:value="9504" table:style-name="ce46">
            <text:p>9.504</text:p>
          </table:table-cell>
          <table:table-cell office:value-type="percentage" office:value="0.84113638375077437" table:style-name="ce47">
            <text:p>84,1%</text:p>
          </table:table-cell>
          <table:table-cell office:value-type="float" office:value="9855" table:style-name="ce46">
            <text:p>9.855</text:p>
          </table:table-cell>
          <table:table-cell office:value-type="percentage" office:value="0.8211131478086986" table:style-name="ce47">
            <text:p>82,1%</text:p>
          </table:table-cell>
          <table:table-cell office:value-type="float" office:value="8285" table:style-name="ce46">
            <text:p>8.285</text:p>
          </table:table-cell>
          <table:table-cell office:value-type="percentage" office:value="0.68284842990192041" table:style-name="ce47">
            <text:p>68,3%</text:p>
          </table:table-cell>
          <table:table-cell office:value-type="float" office:value="8048" table:style-name="ce46">
            <text:p>8.048</text:p>
          </table:table-cell>
          <table:table-cell office:value-type="percentage" office:value="0.67094622759483113" table:style-name="ce47">
            <text:p>67,1%</text:p>
          </table:table-cell>
          <table:table-cell office:value-type="float" office:value="7335" table:style-name="ce46">
            <text:p>7.335</text:p>
          </table:table-cell>
          <table:table-cell office:value-type="percentage" office:value="0.76613745560894086" table:style-name="ce47">
            <text:p>76,6%</text:p>
          </table:table-cell>
          <table:table-cell office:value-type="float" office:value="55271" table:style-name="ce46">
            <text:p>55.27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926600589338335" table:style-name="ce47">
            <text:p>77,9%</text:p>
          </table:table-cell>
          <table:table-cell office:value-type="percentage" office:value="0.63474436124764577" table:style-name="ce47">
            <text:p>6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12" table:style-name="ce46">
            <text:p>3.412</text:p>
          </table:table-cell>
          <table:table-cell office:value-type="string" table:style-name="ce47">
            <text:p>-</text:p>
          </table:table-cell>
          <table:table-cell office:value-type="float" office:value="8951" table:style-name="ce46">
            <text:p>8.951</text:p>
          </table:table-cell>
          <table:table-cell office:value-type="string" table:style-name="ce47">
            <text:p>-</text:p>
          </table:table-cell>
          <table:table-cell office:value-type="float" office:value="20712" table:style-name="ce46">
            <text:p>20.712</text:p>
          </table:table-cell>
          <table:table-cell office:value-type="string" table:style-name="ce47">
            <text:p>-</text:p>
          </table:table-cell>
          <table:table-cell office:value-type="float" office:value="29956" table:style-name="ce46">
            <text:p>29.956</text:p>
          </table:table-cell>
          <table:table-cell office:value-type="string" table:style-name="ce47">
            <text:p>-</text:p>
          </table:table-cell>
          <table:table-cell office:value-type="float" office:value="22640" table:style-name="ce46">
            <text:p>22.640</text:p>
          </table:table-cell>
          <table:table-cell office:value-type="string" table:style-name="ce47">
            <text:p>-</text:p>
          </table:table-cell>
          <table:table-cell office:value-type="float" office:value="1153" table:style-name="ce46">
            <text:p>1.153</text:p>
          </table:table-cell>
          <table:table-cell office:value-type="string" table:style-name="ce47">
            <text:p>-</text:p>
          </table:table-cell>
          <table:table-cell office:value-type="float" office:value="86864" table:style-name="ce46">
            <text:p>86.86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6" table:style-name="ce49">
            <text:p>36</text:p>
          </table:table-cell>
          <table:table-cell office:value-type="string" table:style-name="ce50">
            <text:p>-</text:p>
          </table:table-cell>
          <table:table-cell office:value-type="float" office:value="218" table:style-name="ce49">
            <text:p>218</text:p>
          </table:table-cell>
          <table:table-cell office:value-type="string" table:style-name="ce50">
            <text:p>-</text:p>
          </table:table-cell>
          <table:table-cell office:value-type="float" office:value="679" table:style-name="ce49">
            <text:p>679</text:p>
          </table:table-cell>
          <table:table-cell office:value-type="string" table:style-name="ce50">
            <text:p>-</text:p>
          </table:table-cell>
          <table:table-cell office:value-type="float" office:value="1295" table:style-name="ce49">
            <text:p>1.295</text:p>
          </table:table-cell>
          <table:table-cell office:value-type="string" table:style-name="ce50">
            <text:p>-</text:p>
          </table:table-cell>
          <table:table-cell office:value-type="float" office:value="1500" table:style-name="ce49">
            <text:p>1.500</text:p>
          </table:table-cell>
          <table:table-cell office:value-type="string" table:style-name="ce50">
            <text:p>-</text:p>
          </table:table-cell>
          <table:table-cell office:value-type="float" office:value="1258" table:style-name="ce49">
            <text:p>1.258</text:p>
          </table:table-cell>
          <table:table-cell office:value-type="string" table:style-name="ce50">
            <text:p>-</text:p>
          </table:table-cell>
          <table:table-cell office:value-type="float" office:value="156" table:style-name="ce49">
            <text:p>156</text:p>
          </table:table-cell>
          <table:table-cell office:value-type="string" table:style-name="ce50">
            <text:p>-</text:p>
          </table:table-cell>
          <table:table-cell office:value-type="float" office:value="5169" table:style-name="ce49">
            <text:p>5.16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5232" table:style-name="ce53">
            <text:p>2.905.232</text:p>
          </table:table-cell>
          <table:table-cell office:value-type="percentage" office:value="1" table:style-name="ce54">
            <text:p>100,0%</text:p>
          </table:table-cell>
          <table:table-cell office:value-type="float" office:value="3919847" table:style-name="ce53">
            <text:p>3.919.847</text:p>
          </table:table-cell>
          <table:table-cell office:value-type="percentage" office:value="0.98984910525006664" table:style-name="ce54">
            <text:p>99,0%</text:p>
          </table:table-cell>
          <table:table-cell office:value-type="float" office:value="5216486" table:style-name="ce53">
            <text:p>5.216.486</text:p>
          </table:table-cell>
          <table:table-cell office:value-type="percentage" office:value="0.97742171330410088" table:style-name="ce54">
            <text:p>97,7%</text:p>
          </table:table-cell>
          <table:table-cell office:value-type="float" office:value="6619182" table:style-name="ce53">
            <text:p>6.619.182</text:p>
          </table:table-cell>
          <table:table-cell office:value-type="percentage" office:value="0.94111958160216547" table:style-name="ce54">
            <text:p>94,1%</text:p>
          </table:table-cell>
          <table:table-cell office:value-type="float" office:value="6876370" table:style-name="ce53">
            <text:p>6.876.370</text:p>
          </table:table-cell>
          <table:table-cell office:value-type="percentage" office:value="0.87133795766381972" table:style-name="ce54">
            <text:p>87,1%</text:p>
          </table:table-cell>
          <table:table-cell office:value-type="float" office:value="4764321" table:style-name="ce53">
            <text:p>4.764.321</text:p>
          </table:table-cell>
          <table:table-cell office:value-type="percentage" office:value="0.7646890578346216" table:style-name="ce54">
            <text:p>76,5%</text:p>
          </table:table-cell>
          <table:table-cell office:value-type="float" office:value="3838891" table:style-name="ce53">
            <text:p>3.838.891</text:p>
          </table:table-cell>
          <table:table-cell office:value-type="percentage" office:value="0.77637421531193374" table:style-name="ce54">
            <text:p>77,6%</text:p>
          </table:table-cell>
          <table:table-cell office:value-type="float" office:value="3220535" table:style-name="ce53">
            <text:p>3.220.535</text:p>
          </table:table-cell>
          <table:table-cell office:value-type="percentage" office:value="0.82818077880291696" table:style-name="ce54">
            <text:p>82,8%</text:p>
          </table:table-cell>
          <table:table-cell office:value-type="float" office:value="37360864" table:style-name="ce53">
            <text:p>37.360.86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701370971917815" table:style-name="ce54">
            <text:p>88,7%</text:p>
          </table:table-cell>
          <table:table-cell office:value-type="percentage" office:value="0.78736012747520878" table:style-name="ce54">
            <text:p>78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1-11-04T16:00:07Z</dc:date>
  </office:meta>
</office:document-meta>
</file>